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in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-0.0053371397" calcext:value-type="float">
            <text:p>-0.0053371397</text:p>
          </table:table-cell>
          <table:table-cell office:value-type="float" office:value="0.1362896807" calcext:value-type="float">
            <text:p>0.1362896807</text:p>
          </table:table-cell>
          <table:table-cell office:value-type="float" office:value="0.0432705189" calcext:value-type="float">
            <text:p>0.0432705189</text:p>
          </table:table-cell>
          <table:table-cell office:value-type="float" office:value="0.0047114694" calcext:value-type="float">
            <text:p>0.0047114694</text:p>
          </table:table-cell>
          <table:table-cell office:value-type="float" office:value="-0.0723820487" calcext:value-type="float">
            <text:p>-0.0723820487</text:p>
          </table:table-cell>
          <table:table-cell table:formula="of:=MIN([.A1:.E1])" office:value-type="float" office:value="-0.0723820487" calcext:value-type="float">
            <text:p>-0.0723820487</text:p>
          </table:table-cell>
          <table:table-cell table:formula="of:=2+MATCH([.F1];[.A1:.E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499659948" calcext:value-type="float">
            <text:p>0.0499659948</text:p>
          </table:table-cell>
          <table:table-cell office:value-type="float" office:value="0.1338430167" calcext:value-type="float">
            <text:p>0.1338430167</text:p>
          </table:table-cell>
          <table:table-cell office:value-type="float" office:value="0.0534544436" calcext:value-type="float">
            <text:p>0.0534544436</text:p>
          </table:table-cell>
          <table:table-cell office:value-type="float" office:value="0.0114582324" calcext:value-type="float">
            <text:p>0.0114582324</text:p>
          </table:table-cell>
          <table:table-cell office:value-type="float" office:value="0.0021330753" calcext:value-type="float">
            <text:p>0.0021330753</text:p>
          </table:table-cell>
          <table:table-cell table:formula="of:=MIN([.A2:.E2])" office:value-type="float" office:value="0.0021330753" calcext:value-type="float">
            <text:p>0.0021330753</text:p>
          </table:table-cell>
          <table:table-cell table:formula="of:=2+MATCH([.F2];[.A2:.E2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499658817" calcext:value-type="float">
            <text:p>0.0499658817</text:p>
          </table:table-cell>
          <table:table-cell office:value-type="float" office:value="0.1350351722" calcext:value-type="float">
            <text:p>0.1350351722</text:p>
          </table:table-cell>
          <table:table-cell office:value-type="float" office:value="0.0583094562" calcext:value-type="float">
            <text:p>0.0583094562</text:p>
          </table:table-cell>
          <table:table-cell office:value-type="float" office:value="0.0077864961" calcext:value-type="float">
            <text:p>0.0077864961</text:p>
          </table:table-cell>
          <table:table-cell office:value-type="float" office:value="0.0046048196" calcext:value-type="float">
            <text:p>0.0046048196</text:p>
          </table:table-cell>
          <table:table-cell table:formula="of:=MIN([.A3:.E3])" office:value-type="float" office:value="0.0046048196" calcext:value-type="float">
            <text:p>0.0046048196</text:p>
          </table:table-cell>
          <table:table-cell table:formula="of:=2+MATCH([.F3];[.A3:.E3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499655816" calcext:value-type="float">
            <text:p>0.0499655816</text:p>
          </table:table-cell>
          <table:table-cell office:value-type="float" office:value="0.1369292874" calcext:value-type="float">
            <text:p>0.1369292874</text:p>
          </table:table-cell>
          <table:table-cell office:value-type="float" office:value="0.0519010589" calcext:value-type="float">
            <text:p>0.0519010589</text:p>
          </table:table-cell>
          <table:table-cell office:value-type="float" office:value="0.0145838207" calcext:value-type="float">
            <text:p>0.0145838207</text:p>
          </table:table-cell>
          <table:table-cell office:value-type="float" office:value="0.0020982753" calcext:value-type="float">
            <text:p>0.0020982753</text:p>
          </table:table-cell>
          <table:table-cell table:formula="of:=MIN([.A4:.E4])" office:value-type="float" office:value="0.0020982753" calcext:value-type="float">
            <text:p>0.0020982753</text:p>
          </table:table-cell>
          <table:table-cell table:formula="of:=2+MATCH([.F4];[.A4:.E4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227249927" calcext:value-type="float">
            <text:p>0.1227249927</text:p>
          </table:table-cell>
          <table:table-cell office:value-type="float" office:value="0.3445526281" calcext:value-type="float">
            <text:p>0.3445526281</text:p>
          </table:table-cell>
          <table:table-cell office:value-type="float" office:value="0.2179090867" calcext:value-type="float">
            <text:p>0.2179090867</text:p>
          </table:table-cell>
          <table:table-cell office:value-type="float" office:value="0.1510900265" calcext:value-type="float">
            <text:p>0.1510900265</text:p>
          </table:table-cell>
          <table:table-cell office:value-type="float" office:value="0.1535865594" calcext:value-type="float">
            <text:p>0.1535865594</text:p>
          </table:table-cell>
          <table:table-cell table:formula="of:=MIN([.A5:.E5])" office:value-type="float" office:value="0.1227249927" calcext:value-type="float">
            <text:p>0.1227249927</text:p>
          </table:table-cell>
          <table:table-cell table:formula="of:=2+MATCH([.F5];[.A5:.E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4264858337" calcext:value-type="float">
            <text:p>-0.4264858337</text:p>
          </table:table-cell>
          <table:table-cell office:value-type="float" office:value="-0.4284130009" calcext:value-type="float">
            <text:p>-0.4284130009</text:p>
          </table:table-cell>
          <table:table-cell office:value-type="float" office:value="-0.4441839596" calcext:value-type="float">
            <text:p>-0.4441839596</text:p>
          </table:table-cell>
          <table:table-cell office:value-type="float" office:value="-0.4384475021" calcext:value-type="float">
            <text:p>-0.4384475021</text:p>
          </table:table-cell>
          <table:table-cell office:value-type="float" office:value="-0.4516150318" calcext:value-type="float">
            <text:p>-0.4516150318</text:p>
          </table:table-cell>
          <table:table-cell table:formula="of:=MIN([.A6:.E6])" office:value-type="float" office:value="-0.4516150318" calcext:value-type="float">
            <text:p>-0.4516150318</text:p>
          </table:table-cell>
          <table:table-cell table:formula="of:=2+MATCH([.F6];[.A6:.E6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4098778166" calcext:value-type="float">
            <text:p>-0.4098778166</text:p>
          </table:table-cell>
          <table:table-cell office:value-type="float" office:value="-0.4269805244" calcext:value-type="float">
            <text:p>-0.4269805244</text:p>
          </table:table-cell>
          <table:table-cell office:value-type="float" office:value="-0.4343375108" calcext:value-type="float">
            <text:p>-0.4343375108</text:p>
          </table:table-cell>
          <table:table-cell office:value-type="float" office:value="-0.4372152384" calcext:value-type="float">
            <text:p>-0.4372152384</text:p>
          </table:table-cell>
          <table:table-cell office:value-type="float" office:value="-0.4409079139" calcext:value-type="float">
            <text:p>-0.4409079139</text:p>
          </table:table-cell>
          <table:table-cell table:formula="of:=MIN([.A7:.E7])" office:value-type="float" office:value="-0.4409079139" calcext:value-type="float">
            <text:p>-0.4409079139</text:p>
          </table:table-cell>
          <table:table-cell table:formula="of:=2+MATCH([.F7];[.A7:.E7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421508579" calcext:value-type="float">
            <text:p>0.0421508579</text:p>
          </table:table-cell>
          <table:table-cell office:value-type="float" office:value="0.3393132197" calcext:value-type="float">
            <text:p>0.3393132197</text:p>
          </table:table-cell>
          <table:table-cell office:value-type="float" office:value="0.1993216076" calcext:value-type="float">
            <text:p>0.1993216076</text:p>
          </table:table-cell>
          <table:table-cell office:value-type="float" office:value="0.1398003041" calcext:value-type="float">
            <text:p>0.1398003041</text:p>
          </table:table-cell>
          <table:table-cell office:value-type="float" office:value="0.1333299211" calcext:value-type="float">
            <text:p>0.1333299211</text:p>
          </table:table-cell>
          <table:table-cell table:formula="of:=MIN([.A8:.E8])" office:value-type="float" office:value="0.0421508579" calcext:value-type="float">
            <text:p>0.0421508579</text:p>
          </table:table-cell>
          <table:table-cell table:formula="of:=2+MATCH([.F8];[.A8:.E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0001335260200202" calcext:value-type="float">
            <text:p>1.335260200202E-10</text:p>
          </table:table-cell>
          <table:table-cell office:value-type="float" office:value="0.0754189504" calcext:value-type="float">
            <text:p>0.0754189504</text:p>
          </table:table-cell>
          <table:table-cell office:value-type="float" office:value="0.014322134" calcext:value-type="float">
            <text:p>0.014322134</text:p>
          </table:table-cell>
          <table:table-cell office:value-type="float" office:value="0.0138687451" calcext:value-type="float">
            <text:p>0.0138687451</text:p>
          </table:table-cell>
          <table:table-cell office:value-type="float" office:value="0.0070113994" calcext:value-type="float">
            <text:p>0.0070113994</text:p>
          </table:table-cell>
          <table:table-cell table:formula="of:=MIN([.A9:.E9])" office:value-type="float" office:value="0.0000000001335260200202" calcext:value-type="float">
            <text:p>1.335260200202E-10</text:p>
          </table:table-cell>
          <table:table-cell table:formula="of:=2+MATCH([.F9];[.A9:.E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487907995367173" calcext:value-type="float">
            <text:p>4.87907995367173E-07</text:p>
          </table:table-cell>
          <table:table-cell office:value-type="float" office:value="0.0260085258" calcext:value-type="float">
            <text:p>0.0260085258</text:p>
          </table:table-cell>
          <table:table-cell office:value-type="float" office:value="0.0082022262" calcext:value-type="float">
            <text:p>0.0082022262</text:p>
          </table:table-cell>
          <table:table-cell office:value-type="float" office:value="0.0097841839" calcext:value-type="float">
            <text:p>0.0097841839</text:p>
          </table:table-cell>
          <table:table-cell office:value-type="float" office:value="0.0012342186" calcext:value-type="float">
            <text:p>0.0012342186</text:p>
          </table:table-cell>
          <table:table-cell table:formula="of:=MIN([.A10:.E10])" office:value-type="float" office:value="0.000000487907995367173" calcext:value-type="float">
            <text:p>4.87907995367173E-07</text:p>
          </table:table-cell>
          <table:table-cell table:formula="of:=2+MATCH([.F10];[.A10:.E1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0242793077652196" calcext:value-type="float">
            <text:p>-2.42793077652196E-06</text:p>
          </table:table-cell>
          <table:table-cell office:value-type="float" office:value="0.026058704" calcext:value-type="float">
            <text:p>0.026058704</text:p>
          </table:table-cell>
          <table:table-cell office:value-type="float" office:value="0.008702653" calcext:value-type="float">
            <text:p>0.008702653</text:p>
          </table:table-cell>
          <table:table-cell office:value-type="float" office:value="0.0065312941" calcext:value-type="float">
            <text:p>0.0065312941</text:p>
          </table:table-cell>
          <table:table-cell office:value-type="float" office:value="0.0018095371" calcext:value-type="float">
            <text:p>0.0018095371</text:p>
          </table:table-cell>
          <table:table-cell table:formula="of:=MIN([.A11:.E11])" office:value-type="float" office:value="-0.00000242793077652196" calcext:value-type="float">
            <text:p>-2.42793077652196E-06</text:p>
          </table:table-cell>
          <table:table-cell table:formula="of:=2+MATCH([.F11];[.A11:.E1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43104836" calcext:value-type="float">
            <text:p>-0.0043104836</text:p>
          </table:table-cell>
          <table:table-cell office:value-type="float" office:value="0.0031777526" calcext:value-type="float">
            <text:p>0.0031777526</text:p>
          </table:table-cell>
          <table:table-cell office:value-type="float" office:value="0.0002847547" calcext:value-type="float">
            <text:p>0.0002847547</text:p>
          </table:table-cell>
          <table:table-cell office:value-type="float" office:value="0.0002400918" calcext:value-type="float">
            <text:p>0.0002400918</text:p>
          </table:table-cell>
          <table:table-cell office:value-type="float" office:value="-0.0073395194" calcext:value-type="float">
            <text:p>-0.0073395194</text:p>
          </table:table-cell>
          <table:table-cell table:formula="of:=MIN([.A12:.E12])" office:value-type="float" office:value="-0.0073395194" calcext:value-type="float">
            <text:p>-0.0073395194</text:p>
          </table:table-cell>
          <table:table-cell table:formula="of:=2+MATCH([.F12];[.A12:.E12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127473613" calcext:value-type="float">
            <text:p>-0.0127473613</text:p>
          </table:table-cell>
          <table:table-cell office:value-type="float" office:value="-0.00478549" calcext:value-type="float">
            <text:p>-0.00478549</text:p>
          </table:table-cell>
          <table:table-cell office:value-type="float" office:value="-0.004285313" calcext:value-type="float">
            <text:p>-0.004285313</text:p>
          </table:table-cell>
          <table:table-cell office:value-type="float" office:value="-0.0041557593" calcext:value-type="float">
            <text:p>-0.0041557593</text:p>
          </table:table-cell>
          <table:table-cell office:value-type="float" office:value="-0.0110705801" calcext:value-type="float">
            <text:p>-0.0110705801</text:p>
          </table:table-cell>
          <table:table-cell table:formula="of:=MIN([.A13:.E13])" office:value-type="float" office:value="-0.0127473613" calcext:value-type="float">
            <text:p>-0.0127473613</text:p>
          </table:table-cell>
          <table:table-cell table:formula="of:=2+MATCH([.F13];[.A13:.E1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626825331" calcext:value-type="float">
            <text:p>-0.0626825331</text:p>
          </table:table-cell>
          <table:table-cell office:value-type="float" office:value="-0.0316790132" calcext:value-type="float">
            <text:p>-0.0316790132</text:p>
          </table:table-cell>
          <table:table-cell office:value-type="float" office:value="-0.0547581712" calcext:value-type="float">
            <text:p>-0.0547581712</text:p>
          </table:table-cell>
          <table:table-cell office:value-type="float" office:value="-0.0625103206" calcext:value-type="float">
            <text:p>-0.0625103206</text:p>
          </table:table-cell>
          <table:table-cell office:value-type="float" office:value="-0.0837365429" calcext:value-type="float">
            <text:p>-0.0837365429</text:p>
          </table:table-cell>
          <table:table-cell table:formula="of:=MIN([.A14:.E14])" office:value-type="float" office:value="-0.0837365429" calcext:value-type="float">
            <text:p>-0.0837365429</text:p>
          </table:table-cell>
          <table:table-cell table:formula="of:=2+MATCH([.F14];[.A14:.E14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169592099195724" calcext:value-type="float">
            <text:p>1.69592099195724E-11</text:p>
          </table:table-cell>
          <table:table-cell office:value-type="float" office:value="3.84756687053549E-016" calcext:value-type="float">
            <text:p>3.84756687053549E-16</text:p>
          </table:table-cell>
          <table:table-cell office:value-type="float" office:value="7.60828426400739E-019" calcext:value-type="float">
            <text:p>7.60828426400739E-19</text:p>
          </table:table-cell>
          <table:table-cell office:value-type="float" office:value="3.92249822495566E-019" calcext:value-type="float">
            <text:p>3.92249822495566E-19</text:p>
          </table:table-cell>
          <table:table-cell office:value-type="float" office:value="5.39461846014765E-019" calcext:value-type="float">
            <text:p>5.39461846014765E-19</text:p>
          </table:table-cell>
          <table:table-cell table:formula="of:=MIN([.A15:.E15])" office:value-type="float" office:value="3.92249822495566E-019" calcext:value-type="float">
            <text:p>3.92249822495566E-19</text:p>
          </table:table-cell>
          <table:table-cell table:formula="of:=2+MATCH([.F15];[.A15:.E15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25735219370821" calcext:value-type="float">
            <text:p>2.5735219370821E-06</text:p>
          </table:table-cell>
          <table:table-cell office:value-type="float" office:value="0.002064606" calcext:value-type="float">
            <text:p>0.002064606</text:p>
          </table:table-cell>
          <table:table-cell office:value-type="float" office:value="0.0000184975388948666" calcext:value-type="float">
            <text:p>1.84975388948666E-05</text:p>
          </table:table-cell>
          <table:table-cell office:value-type="float" office:value="0.000016022" calcext:value-type="float">
            <text:p>0.000016022</text:p>
          </table:table-cell>
          <table:table-cell office:value-type="float" office:value="0.00000972552346657394" calcext:value-type="float">
            <text:p>9.72552346657394E-06</text:p>
          </table:table-cell>
          <table:table-cell table:formula="of:=MIN([.A16:.E16])" office:value-type="float" office:value="0.0000025735219370821" calcext:value-type="float">
            <text:p>2.5735219370821E-06</text:p>
          </table:table-cell>
          <table:table-cell table:formula="of:=2+MATCH([.F16];[.A16:.E1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740797613" calcext:value-type="float">
            <text:p>-0.1740797613</text:p>
          </table:table-cell>
          <table:table-cell office:value-type="float" office:value="-0.0023340723" calcext:value-type="float">
            <text:p>-0.0023340723</text:p>
          </table:table-cell>
          <table:table-cell office:value-type="float" office:value="-0.079025727" calcext:value-type="float">
            <text:p>-0.079025727</text:p>
          </table:table-cell>
          <table:table-cell office:value-type="float" office:value="-0.1089659514" calcext:value-type="float">
            <text:p>-0.1089659514</text:p>
          </table:table-cell>
          <table:table-cell office:value-type="float" office:value="-0.1269361244" calcext:value-type="float">
            <text:p>-0.1269361244</text:p>
          </table:table-cell>
          <table:table-cell table:formula="of:=MIN([.A17:.E17])" office:value-type="float" office:value="-0.1740797613" calcext:value-type="float">
            <text:p>-0.1740797613</text:p>
          </table:table-cell>
          <table:table-cell table:formula="of:=2+MATCH([.F17];[.A17:.E1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0374488908241609" calcext:value-type="float">
            <text:p>3.74488908241609E-08</text:p>
          </table:table-cell>
          <table:table-cell office:value-type="float" office:value="0.00000158125688398331" calcext:value-type="float">
            <text:p>1.58125688398331E-06</text:p>
          </table:table-cell>
          <table:table-cell office:value-type="float" office:value="0.0000000584591276795088" calcext:value-type="float">
            <text:p>5.84591276795088E-08</text:p>
          </table:table-cell>
          <table:table-cell office:value-type="float" office:value="0.000000052" calcext:value-type="float">
            <text:p>0.000000052</text:p>
          </table:table-cell>
          <table:table-cell office:value-type="float" office:value="0.0000000515860960155236" calcext:value-type="float">
            <text:p>5.15860960155236E-08</text:p>
          </table:table-cell>
          <table:table-cell table:formula="of:=MIN([.A18:.E18])" office:value-type="float" office:value="0.0000000374488908241609" calcext:value-type="float">
            <text:p>3.74488908241609E-08</text:p>
          </table:table-cell>
          <table:table-cell table:formula="of:=2+MATCH([.F18];[.A18:.E1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2381571" calcext:value-type="float">
            <text:p>0.0002381571</text:p>
          </table:table-cell>
          <table:table-cell office:value-type="float" office:value="0.000003196" calcext:value-type="float">
            <text:p>0.000003196</text:p>
          </table:table-cell>
          <table:table-cell office:value-type="float" office:value="0.00000127092421096828" calcext:value-type="float">
            <text:p>1.27092421096828E-06</text:p>
          </table:table-cell>
          <table:table-cell office:value-type="float" office:value="0.00000141908824085337" calcext:value-type="float">
            <text:p>1.41908824085337E-06</text:p>
          </table:table-cell>
          <table:table-cell office:value-type="float" office:value="0.00000148240092548326" calcext:value-type="float">
            <text:p>1.48240092548326E-06</text:p>
          </table:table-cell>
          <table:table-cell table:formula="of:=MIN([.A19:.E19])" office:value-type="float" office:value="0.00000127092421096828" calcext:value-type="float">
            <text:p>1.27092421096828E-06</text:p>
          </table:table-cell>
          <table:table-cell table:formula="of:=2+MATCH([.F19];[.A19:.E19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856590987" calcext:value-type="float">
            <text:p>0.0856590987</text:p>
          </table:table-cell>
          <table:table-cell office:value-type="float" office:value="0.3229436913" calcext:value-type="float">
            <text:p>0.3229436913</text:p>
          </table:table-cell>
          <table:table-cell office:value-type="float" office:value="0.2923851759" calcext:value-type="float">
            <text:p>0.2923851759</text:p>
          </table:table-cell>
          <table:table-cell office:value-type="float" office:value="0.2895156576" calcext:value-type="float">
            <text:p>0.2895156576</text:p>
          </table:table-cell>
          <table:table-cell office:value-type="float" office:value="0.2684632763" calcext:value-type="float">
            <text:p>0.2684632763</text:p>
          </table:table-cell>
          <table:table-cell table:formula="of:=MIN([.A20:.E20])" office:value-type="float" office:value="0.0856590987" calcext:value-type="float">
            <text:p>0.0856590987</text:p>
          </table:table-cell>
          <table:table-cell table:formula="of:=2+MATCH([.F20];[.A20:.E2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25869872" calcext:value-type="float">
            <text:p>0.0525869872</text:p>
          </table:table-cell>
          <table:table-cell office:value-type="float" office:value="0.1571753559" calcext:value-type="float">
            <text:p>0.1571753559</text:p>
          </table:table-cell>
          <table:table-cell office:value-type="float" office:value="0.1591294187" calcext:value-type="float">
            <text:p>0.1591294187</text:p>
          </table:table-cell>
          <table:table-cell office:value-type="float" office:value="0.1693965111" calcext:value-type="float">
            <text:p>0.1693965111</text:p>
          </table:table-cell>
          <table:table-cell office:value-type="float" office:value="0.0524121984" calcext:value-type="float">
            <text:p>0.0524121984</text:p>
          </table:table-cell>
          <table:table-cell table:formula="of:=MIN([.A21:.E21])" office:value-type="float" office:value="0.0524121984" calcext:value-type="float">
            <text:p>0.0524121984</text:p>
          </table:table-cell>
          <table:table-cell table:formula="of:=2+MATCH([.F21];[.A21:.E2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521293989" calcext:value-type="float">
            <text:p>0.0521293989</text:p>
          </table:table-cell>
          <table:table-cell office:value-type="float" office:value="0.1573213635" calcext:value-type="float">
            <text:p>0.1573213635</text:p>
          </table:table-cell>
          <table:table-cell office:value-type="float" office:value="0.1091751141" calcext:value-type="float">
            <text:p>0.1091751141</text:p>
          </table:table-cell>
          <table:table-cell office:value-type="float" office:value="0.1197418423" calcext:value-type="float">
            <text:p>0.1197418423</text:p>
          </table:table-cell>
          <table:table-cell office:value-type="float" office:value="0.1065728632" calcext:value-type="float">
            <text:p>0.1065728632</text:p>
          </table:table-cell>
          <table:table-cell table:formula="of:=MIN([.A22:.E22])" office:value-type="float" office:value="0.0521293989" calcext:value-type="float">
            <text:p>0.0521293989</text:p>
          </table:table-cell>
          <table:table-cell table:formula="of:=2+MATCH([.F22];[.A22:.E2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29558301" calcext:value-type="float">
            <text:p>0.0429558301</text:p>
          </table:table-cell>
          <table:table-cell office:value-type="float" office:value="0.1573326786" calcext:value-type="float">
            <text:p>0.1573326786</text:p>
          </table:table-cell>
          <table:table-cell office:value-type="float" office:value="0.1064106575" calcext:value-type="float">
            <text:p>0.1064106575</text:p>
          </table:table-cell>
          <table:table-cell office:value-type="float" office:value="0.0670790123" calcext:value-type="float">
            <text:p>0.0670790123</text:p>
          </table:table-cell>
          <table:table-cell office:value-type="float" office:value="0.0713577993" calcext:value-type="float">
            <text:p>0.0713577993</text:p>
          </table:table-cell>
          <table:table-cell table:formula="of:=MIN([.A23:.E23])" office:value-type="float" office:value="0.0429558301" calcext:value-type="float">
            <text:p>0.0429558301</text:p>
          </table:table-cell>
          <table:table-cell table:formula="of:=2+MATCH([.F23];[.A23:.E2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572636" calcext:value-type="float">
            <text:p>0.000572636</text:p>
          </table:table-cell>
          <table:table-cell office:value-type="float" office:value="0.0591286773" calcext:value-type="float">
            <text:p>0.0591286773</text:p>
          </table:table-cell>
          <table:table-cell office:value-type="float" office:value="0.0414248565" calcext:value-type="float">
            <text:p>0.0414248565</text:p>
          </table:table-cell>
          <table:table-cell office:value-type="float" office:value="0.0183031851" calcext:value-type="float">
            <text:p>0.0183031851</text:p>
          </table:table-cell>
          <table:table-cell office:value-type="float" office:value="0.0164602432" calcext:value-type="float">
            <text:p>0.0164602432</text:p>
          </table:table-cell>
          <table:table-cell table:formula="of:=MIN([.A24:.E24])" office:value-type="float" office:value="0.000572636" calcext:value-type="float">
            <text:p>0.000572636</text:p>
          </table:table-cell>
          <table:table-cell table:formula="of:=2+MATCH([.F24];[.A24:.E2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547001" calcext:value-type="float">
            <text:p>0.000547001</text:p>
          </table:table-cell>
          <table:table-cell office:value-type="float" office:value="0.0474534783" calcext:value-type="float">
            <text:p>0.0474534783</text:p>
          </table:table-cell>
          <table:table-cell office:value-type="float" office:value="0.0114249025" calcext:value-type="float">
            <text:p>0.0114249025</text:p>
          </table:table-cell>
          <table:table-cell office:value-type="float" office:value="0.0063652909" calcext:value-type="float">
            <text:p>0.0063652909</text:p>
          </table:table-cell>
          <table:table-cell office:value-type="float" office:value="0.0045323949" calcext:value-type="float">
            <text:p>0.0045323949</text:p>
          </table:table-cell>
          <table:table-cell table:formula="of:=MIN([.A25:.E25])" office:value-type="float" office:value="0.000547001" calcext:value-type="float">
            <text:p>0.000547001</text:p>
          </table:table-cell>
          <table:table-cell table:formula="of:=2+MATCH([.F25];[.A25:.E2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3090853531" calcext:value-type="float">
            <text:p>-0.3090853531</text:p>
          </table:table-cell>
          <table:table-cell office:value-type="float" office:value="-0.3968531753" calcext:value-type="float">
            <text:p>-0.3968531753</text:p>
          </table:table-cell>
          <table:table-cell office:value-type="float" office:value="-0.4132164721" calcext:value-type="float">
            <text:p>-0.4132164721</text:p>
          </table:table-cell>
          <table:table-cell office:value-type="float" office:value="-0.4031559624" calcext:value-type="float">
            <text:p>-0.4031559624</text:p>
          </table:table-cell>
          <table:table-cell office:value-type="float" office:value="-0.4066661479" calcext:value-type="float">
            <text:p>-0.4066661479</text:p>
          </table:table-cell>
          <table:table-cell table:formula="of:=MIN([.A26:.E26])" office:value-type="float" office:value="-0.4132164721" calcext:value-type="float">
            <text:p>-0.4132164721</text:p>
          </table:table-cell>
          <table:table-cell table:formula="of:=2+MATCH([.F26];[.A26:.E2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111473264" calcext:value-type="float">
            <text:p>0.0111473264</text:p>
          </table:table-cell>
          <table:table-cell office:value-type="float" office:value="0.1573971843" calcext:value-type="float">
            <text:p>0.1573971843</text:p>
          </table:table-cell>
          <table:table-cell office:value-type="float" office:value="0.0623167022" calcext:value-type="float">
            <text:p>0.0623167022</text:p>
          </table:table-cell>
          <table:table-cell office:value-type="float" office:value="0.1065619576" calcext:value-type="float">
            <text:p>0.1065619576</text:p>
          </table:table-cell>
          <table:table-cell office:value-type="float" office:value="0.1463433355" calcext:value-type="float">
            <text:p>0.1463433355</text:p>
          </table:table-cell>
          <table:table-cell table:formula="of:=MIN([.A27:.E27])" office:value-type="float" office:value="0.0111473264" calcext:value-type="float">
            <text:p>0.0111473264</text:p>
          </table:table-cell>
          <table:table-cell table:formula="of:=2+MATCH([.F27];[.A27:.E2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11464947" calcext:value-type="float">
            <text:p>0.0111464947</text:p>
          </table:table-cell>
          <table:table-cell office:value-type="float" office:value="0.1582617641" calcext:value-type="float">
            <text:p>0.1582617641</text:p>
          </table:table-cell>
          <table:table-cell office:value-type="float" office:value="0.1050064565" calcext:value-type="float">
            <text:p>0.1050064565</text:p>
          </table:table-cell>
          <table:table-cell office:value-type="float" office:value="0.0585621681" calcext:value-type="float">
            <text:p>0.0585621681</text:p>
          </table:table-cell>
          <table:table-cell office:value-type="float" office:value="0.1380499087" calcext:value-type="float">
            <text:p>0.1380499087</text:p>
          </table:table-cell>
          <table:table-cell table:formula="of:=MIN([.A28:.E28])" office:value-type="float" office:value="0.0111464947" calcext:value-type="float">
            <text:p>0.0111464947</text:p>
          </table:table-cell>
          <table:table-cell table:formula="of:=2+MATCH([.F28];[.A28:.E2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337765964" calcext:value-type="float">
            <text:p>0.3337765964</text:p>
          </table:table-cell>
          <table:table-cell office:value-type="float" office:value="2.0634466684" calcext:value-type="float">
            <text:p>2.0634466684</text:p>
          </table:table-cell>
          <table:table-cell office:value-type="float" office:value="1.8523518768" calcext:value-type="float">
            <text:p>1.8523518768</text:p>
          </table:table-cell>
          <table:table-cell office:value-type="float" office:value="0.5214138982" calcext:value-type="float">
            <text:p>0.5214138982</text:p>
          </table:table-cell>
          <table:table-cell office:value-type="float" office:value="1.5687828431" calcext:value-type="float">
            <text:p>1.5687828431</text:p>
          </table:table-cell>
          <table:table-cell table:formula="of:=MIN([.A29:.E29])" office:value-type="float" office:value="0.3337765964" calcext:value-type="float">
            <text:p>0.3337765964</text:p>
          </table:table-cell>
          <table:table-cell table:formula="of:=2+MATCH([.F29];[.A29:.E2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3.8019415877" calcext:value-type="float">
            <text:p>-3.8019415877</text:p>
          </table:table-cell>
          <table:table-cell office:value-type="float" office:value="-2.9538025881" calcext:value-type="float">
            <text:p>-2.9538025881</text:p>
          </table:table-cell>
          <table:table-cell office:value-type="float" office:value="-2.944097516" calcext:value-type="float">
            <text:p>-2.944097516</text:p>
          </table:table-cell>
          <table:table-cell office:value-type="float" office:value="-2.9403590849" calcext:value-type="float">
            <text:p>-2.9403590849</text:p>
          </table:table-cell>
          <table:table-cell office:value-type="float" office:value="-3.0749718492" calcext:value-type="float">
            <text:p>-3.0749718492</text:p>
          </table:table-cell>
          <table:table-cell table:formula="of:=MIN([.A30:.E30])" office:value-type="float" office:value="-3.8019415877" calcext:value-type="float">
            <text:p>-3.8019415877</text:p>
          </table:table-cell>
          <table:table-cell table:formula="of:=2+MATCH([.F30];[.A30:.E3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134378" calcext:value-type="float">
            <text:p>0.0001134378</text:p>
          </table:table-cell>
          <table:table-cell office:value-type="float" office:value="0.0083527699" calcext:value-type="float">
            <text:p>0.0083527699</text:p>
          </table:table-cell>
          <table:table-cell office:value-type="float" office:value="0.0017184632" calcext:value-type="float">
            <text:p>0.0017184632</text:p>
          </table:table-cell>
          <table:table-cell office:value-type="float" office:value="0.0012045424" calcext:value-type="float">
            <text:p>0.0012045424</text:p>
          </table:table-cell>
          <table:table-cell office:value-type="float" office:value="0.0017651244" calcext:value-type="float">
            <text:p>0.0017651244</text:p>
          </table:table-cell>
          <table:table-cell table:formula="of:=MIN([.A31:.E31])" office:value-type="float" office:value="0.0001134378" calcext:value-type="float">
            <text:p>0.0001134378</text:p>
          </table:table-cell>
          <table:table-cell table:formula="of:=2+MATCH([.F31];[.A31:.E3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134382" calcext:value-type="float">
            <text:p>0.0001134382</text:p>
          </table:table-cell>
          <table:table-cell office:value-type="float" office:value="0.0066917282" calcext:value-type="float">
            <text:p>0.0066917282</text:p>
          </table:table-cell>
          <table:table-cell office:value-type="float" office:value="0.0042190097" calcext:value-type="float">
            <text:p>0.0042190097</text:p>
          </table:table-cell>
          <table:table-cell office:value-type="float" office:value="0.0004960116" calcext:value-type="float">
            <text:p>0.0004960116</text:p>
          </table:table-cell>
          <table:table-cell office:value-type="float" office:value="0.0009856582" calcext:value-type="float">
            <text:p>0.0009856582</text:p>
          </table:table-cell>
          <table:table-cell table:formula="of:=MIN([.A32:.E32])" office:value-type="float" office:value="0.0001134382" calcext:value-type="float">
            <text:p>0.0001134382</text:p>
          </table:table-cell>
          <table:table-cell table:formula="of:=2+MATCH([.F32];[.A32:.E3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725657565861997" calcext:value-type="float">
            <text:p>7.25657565861997E-05</text:p>
          </table:table-cell>
          <table:table-cell office:value-type="float" office:value="0.0081156521" calcext:value-type="float">
            <text:p>0.0081156521</text:p>
          </table:table-cell>
          <table:table-cell office:value-type="float" office:value="0.0058770348" calcext:value-type="float">
            <text:p>0.0058770348</text:p>
          </table:table-cell>
          <table:table-cell office:value-type="float" office:value="0.0069459385" calcext:value-type="float">
            <text:p>0.0069459385</text:p>
          </table:table-cell>
          <table:table-cell office:value-type="float" office:value="0.000854493" calcext:value-type="float">
            <text:p>0.000854493</text:p>
          </table:table-cell>
          <table:table-cell table:formula="of:=MIN([.A33:.E33])" office:value-type="float" office:value="0.0000725657565861997" calcext:value-type="float">
            <text:p>7.25657565861997E-05</text:p>
          </table:table-cell>
          <table:table-cell table:formula="of:=2+MATCH([.F33];[.A33:.E3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140478325" calcext:value-type="float">
            <text:p>-0.1140478325</text:p>
          </table:table-cell>
          <table:table-cell office:value-type="float" office:value="0.0074654729" calcext:value-type="float">
            <text:p>0.0074654729</text:p>
          </table:table-cell>
          <table:table-cell office:value-type="float" office:value="0.0057794409" calcext:value-type="float">
            <text:p>0.0057794409</text:p>
          </table:table-cell>
          <table:table-cell office:value-type="float" office:value="0.0070134329" calcext:value-type="float">
            <text:p>0.0070134329</text:p>
          </table:table-cell>
          <table:table-cell office:value-type="float" office:value="0.0010479389" calcext:value-type="float">
            <text:p>0.0010479389</text:p>
          </table:table-cell>
          <table:table-cell table:formula="of:=MIN([.A34:.E34])" office:value-type="float" office:value="-0.1140478325" calcext:value-type="float">
            <text:p>-0.1140478325</text:p>
          </table:table-cell>
          <table:table-cell table:formula="of:=2+MATCH([.F34];[.A34:.E3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17512531" calcext:value-type="float">
            <text:p>0.0617512531</text:p>
          </table:table-cell>
          <table:table-cell office:value-type="float" office:value="0.2791551915" calcext:value-type="float">
            <text:p>0.2791551915</text:p>
          </table:table-cell>
          <table:table-cell office:value-type="float" office:value="0.2653998147" calcext:value-type="float">
            <text:p>0.2653998147</text:p>
          </table:table-cell>
          <table:table-cell office:value-type="float" office:value="0.2588886954" calcext:value-type="float">
            <text:p>0.2588886954</text:p>
          </table:table-cell>
          <table:table-cell office:value-type="float" office:value="0.3075292412" calcext:value-type="float">
            <text:p>0.3075292412</text:p>
          </table:table-cell>
          <table:table-cell table:formula="of:=MIN([.A35:.E35])" office:value-type="float" office:value="0.0617512531" calcext:value-type="float">
            <text:p>0.0617512531</text:p>
          </table:table-cell>
          <table:table-cell table:formula="of:=2+MATCH([.F35];[.A35:.E3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494387902" calcext:value-type="float">
            <text:p>-0.1494387902</text:p>
          </table:table-cell>
          <table:table-cell office:value-type="float" office:value="-0.1258682985" calcext:value-type="float">
            <text:p>-0.1258682985</text:p>
          </table:table-cell>
          <table:table-cell office:value-type="float" office:value="-0.1681305436" calcext:value-type="float">
            <text:p>-0.1681305436</text:p>
          </table:table-cell>
          <table:table-cell office:value-type="float" office:value="-0.1487024116" calcext:value-type="float">
            <text:p>-0.1487024116</text:p>
          </table:table-cell>
          <table:table-cell office:value-type="float" office:value="-0.1936444198" calcext:value-type="float">
            <text:p>-0.1936444198</text:p>
          </table:table-cell>
          <table:table-cell table:formula="of:=MIN([.A36:.E36])" office:value-type="float" office:value="-0.1936444198" calcext:value-type="float">
            <text:p>-0.1936444198</text:p>
          </table:table-cell>
          <table:table-cell table:formula="of:=2+MATCH([.F36];[.A36:.E36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2350416" calcext:value-type="float">
            <text:p>0.0002350416</text:p>
          </table:table-cell>
          <table:table-cell office:value-type="float" office:value="0.0059164716" calcext:value-type="float">
            <text:p>0.0059164716</text:p>
          </table:table-cell>
          <table:table-cell office:value-type="float" office:value="0.0007774863" calcext:value-type="float">
            <text:p>0.0007774863</text:p>
          </table:table-cell>
          <table:table-cell office:value-type="float" office:value="0.0011677401" calcext:value-type="float">
            <text:p>0.0011677401</text:p>
          </table:table-cell>
          <table:table-cell office:value-type="float" office:value="0.0006362605" calcext:value-type="float">
            <text:p>0.0006362605</text:p>
          </table:table-cell>
          <table:table-cell table:formula="of:=MIN([.A37:.E37])" office:value-type="float" office:value="0.0002350416" calcext:value-type="float">
            <text:p>0.0002350416</text:p>
          </table:table-cell>
          <table:table-cell table:formula="of:=2+MATCH([.F37];[.A37:.E3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583024251" calcext:value-type="float">
            <text:p>0.4583024251</text:p>
          </table:table-cell>
          <table:table-cell office:value-type="float" office:value="1.1852313635" calcext:value-type="float">
            <text:p>1.1852313635</text:p>
          </table:table-cell>
          <table:table-cell office:value-type="float" office:value="1.0159519181" calcext:value-type="float">
            <text:p>1.0159519181</text:p>
          </table:table-cell>
          <table:table-cell office:value-type="float" office:value="1.1024697282" calcext:value-type="float">
            <text:p>1.1024697282</text:p>
          </table:table-cell>
          <table:table-cell office:value-type="float" office:value="1.5214650823" calcext:value-type="float">
            <text:p>1.5214650823</text:p>
          </table:table-cell>
          <table:table-cell table:formula="of:=MIN([.A38:.E38])" office:value-type="float" office:value="0.4583024251" calcext:value-type="float">
            <text:p>0.4583024251</text:p>
          </table:table-cell>
          <table:table-cell table:formula="of:=2+MATCH([.F38];[.A38:.E3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293692" calcext:value-type="float">
            <text:p>0.0001293692</text:p>
          </table:table-cell>
          <table:table-cell office:value-type="float" office:value="0.003596859" calcext:value-type="float">
            <text:p>0.003596859</text:p>
          </table:table-cell>
          <table:table-cell office:value-type="float" office:value="0.0000258262018604342" calcext:value-type="float">
            <text:p>2.58262018604342E-05</text:p>
          </table:table-cell>
          <table:table-cell office:value-type="float" office:value="0.000015415" calcext:value-type="float">
            <text:p>0.000015415</text:p>
          </table:table-cell>
          <table:table-cell office:value-type="float" office:value="0.0000358217520933948" calcext:value-type="float">
            <text:p>3.58217520933948E-05</text:p>
          </table:table-cell>
          <table:table-cell table:formula="of:=MIN([.A39:.E39])" office:value-type="float" office:value="0.000015415" calcext:value-type="float">
            <text:p>0.000015415</text:p>
          </table:table-cell>
          <table:table-cell table:formula="of:=2+MATCH([.F39];[.A39:.E39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1297107" calcext:value-type="float">
            <text:p>0.0001297107</text:p>
          </table:table-cell>
          <table:table-cell office:value-type="float" office:value="0.0037465343" calcext:value-type="float">
            <text:p>0.0037465343</text:p>
          </table:table-cell>
          <table:table-cell office:value-type="float" office:value="0.0000187984387288874" calcext:value-type="float">
            <text:p>1.87984387288874E-05</text:p>
          </table:table-cell>
          <table:table-cell office:value-type="float" office:value="0.0000554707445982767" calcext:value-type="float">
            <text:p>5.54707445982767E-05</text:p>
          </table:table-cell>
          <table:table-cell office:value-type="float" office:value="0.000016995" calcext:value-type="float">
            <text:p>0.000016995</text:p>
          </table:table-cell>
          <table:table-cell table:formula="of:=MIN([.A40:.E40])" office:value-type="float" office:value="0.000016995" calcext:value-type="float">
            <text:p>0.000016995</text:p>
          </table:table-cell>
          <table:table-cell table:formula="of:=2+MATCH([.F40];[.A40:.E40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4510281246" calcext:value-type="float">
            <text:p>-0.4510281246</text:p>
          </table:table-cell>
          <table:table-cell office:value-type="float" office:value="-0.1728361192" calcext:value-type="float">
            <text:p>-0.1728361192</text:p>
          </table:table-cell>
          <table:table-cell office:value-type="float" office:value="-0.3518738882" calcext:value-type="float">
            <text:p>-0.3518738882</text:p>
          </table:table-cell>
          <table:table-cell office:value-type="float" office:value="-0.1536676969" calcext:value-type="float">
            <text:p>-0.1536676969</text:p>
          </table:table-cell>
          <table:table-cell office:value-type="float" office:value="-0.2186295062" calcext:value-type="float">
            <text:p>-0.2186295062</text:p>
          </table:table-cell>
          <table:table-cell table:formula="of:=MIN([.A41:.E41])" office:value-type="float" office:value="-0.4510281246" calcext:value-type="float">
            <text:p>-0.4510281246</text:p>
          </table:table-cell>
          <table:table-cell table:formula="of:=2+MATCH([.F41];[.A41:.E4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052905" calcext:value-type="float">
            <text:p>0.0001052905</text:p>
          </table:table-cell>
          <table:table-cell office:value-type="float" office:value="0.0017530247" calcext:value-type="float">
            <text:p>0.0017530247</text:p>
          </table:table-cell>
          <table:table-cell office:value-type="float" office:value="0.0008350999" calcext:value-type="float">
            <text:p>0.0008350999</text:p>
          </table:table-cell>
          <table:table-cell office:value-type="float" office:value="0.0006944335" calcext:value-type="float">
            <text:p>0.0006944335</text:p>
          </table:table-cell>
          <table:table-cell office:value-type="float" office:value="0.0007241354" calcext:value-type="float">
            <text:p>0.0007241354</text:p>
          </table:table-cell>
          <table:table-cell table:formula="of:=MIN([.A42:.E42])" office:value-type="float" office:value="0.0001052905" calcext:value-type="float">
            <text:p>0.0001052905</text:p>
          </table:table-cell>
          <table:table-cell table:formula="of:=2+MATCH([.F42];[.A42:.E4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18423" calcext:value-type="float">
            <text:p>0.000118423</text:p>
          </table:table-cell>
          <table:table-cell office:value-type="float" office:value="0.0016918036" calcext:value-type="float">
            <text:p>0.0016918036</text:p>
          </table:table-cell>
          <table:table-cell office:value-type="float" office:value="0.0008217197" calcext:value-type="float">
            <text:p>0.0008217197</text:p>
          </table:table-cell>
          <table:table-cell office:value-type="float" office:value="0.0006054404" calcext:value-type="float">
            <text:p>0.0006054404</text:p>
          </table:table-cell>
          <table:table-cell office:value-type="float" office:value="0.00069136" calcext:value-type="float">
            <text:p>0.00069136</text:p>
          </table:table-cell>
          <table:table-cell table:formula="of:=MIN([.A43:.E43])" office:value-type="float" office:value="0.000118423" calcext:value-type="float">
            <text:p>0.000118423</text:p>
          </table:table-cell>
          <table:table-cell table:formula="of:=2+MATCH([.F43];[.A43:.E4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27575892" calcext:value-type="float">
            <text:p>0.0727575892</text:p>
          </table:table-cell>
          <table:table-cell office:value-type="float" office:value="0.216947085" calcext:value-type="float">
            <text:p>0.216947085</text:p>
          </table:table-cell>
          <table:table-cell office:value-type="float" office:value="0.1703216056" calcext:value-type="float">
            <text:p>0.1703216056</text:p>
          </table:table-cell>
          <table:table-cell office:value-type="float" office:value="0.1600776042" calcext:value-type="float">
            <text:p>0.1600776042</text:p>
          </table:table-cell>
          <table:table-cell office:value-type="float" office:value="0.2215266582" calcext:value-type="float">
            <text:p>0.2215266582</text:p>
          </table:table-cell>
          <table:table-cell table:formula="of:=MIN([.A44:.E44])" office:value-type="float" office:value="0.0727575892" calcext:value-type="float">
            <text:p>0.0727575892</text:p>
          </table:table-cell>
          <table:table-cell table:formula="of:=2+MATCH([.F44];[.A44:.E44];0)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-0.23" calcext:value-type="float">
            <text:p>-0.23</text:p>
          </table:table-cell>
          <table:table-cell table:formula="of:=MIN([.A45:.E45])" office:value-type="float" office:value="-0.23" calcext:value-type="float">
            <text:p>-0.23</text:p>
          </table:table-cell>
          <table:table-cell table:formula="of:=2+MATCH([.F45];[.A45:.E4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18322849" calcext:value-type="float">
            <text:p>0.1718322849</text:p>
          </table:table-cell>
          <table:table-cell office:value-type="float" office:value="0.5285774892" calcext:value-type="float">
            <text:p>0.5285774892</text:p>
          </table:table-cell>
          <table:table-cell office:value-type="float" office:value="0.3825442347" calcext:value-type="float">
            <text:p>0.3825442347</text:p>
          </table:table-cell>
          <table:table-cell office:value-type="float" office:value="0.5395834905" calcext:value-type="float">
            <text:p>0.5395834905</text:p>
          </table:table-cell>
          <table:table-cell office:value-type="float" office:value="0.5677692205" calcext:value-type="float">
            <text:p>0.5677692205</text:p>
          </table:table-cell>
          <table:table-cell table:formula="of:=MIN([.A46:.E46])" office:value-type="float" office:value="0.1718322849" calcext:value-type="float">
            <text:p>0.1718322849</text:p>
          </table:table-cell>
          <table:table-cell table:formula="of:=2+MATCH([.F46];[.A46:.E4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43458835" calcext:value-type="float">
            <text:p>0.1043458835</text:p>
          </table:table-cell>
          <table:table-cell office:value-type="float" office:value="0.3692178897" calcext:value-type="float">
            <text:p>0.3692178897</text:p>
          </table:table-cell>
          <table:table-cell office:value-type="float" office:value="0.4525378824" calcext:value-type="float">
            <text:p>0.4525378824</text:p>
          </table:table-cell>
          <table:table-cell office:value-type="float" office:value="0.3673789139" calcext:value-type="float">
            <text:p>0.3673789139</text:p>
          </table:table-cell>
          <table:table-cell office:value-type="float" office:value="0.3644065225" calcext:value-type="float">
            <text:p>0.3644065225</text:p>
          </table:table-cell>
          <table:table-cell table:formula="of:=MIN([.A47:.E47])" office:value-type="float" office:value="0.1043458835" calcext:value-type="float">
            <text:p>0.1043458835</text:p>
          </table:table-cell>
          <table:table-cell table:formula="of:=2+MATCH([.F47];[.A47:.E4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85805702" calcext:value-type="float">
            <text:p>0.1585805702</text:p>
          </table:table-cell>
          <table:table-cell office:value-type="float" office:value="-0.1906472612" calcext:value-type="float">
            <text:p>-0.1906472612</text:p>
          </table:table-cell>
          <table:table-cell office:value-type="float" office:value="-0.5221751298" calcext:value-type="float">
            <text:p>-0.5221751298</text:p>
          </table:table-cell>
          <table:table-cell office:value-type="float" office:value="-0.4011371546" calcext:value-type="float">
            <text:p>-0.4011371546</text:p>
          </table:table-cell>
          <table:table-cell office:value-type="float" office:value="0.577902644" calcext:value-type="float">
            <text:p>0.577902644</text:p>
          </table:table-cell>
          <table:table-cell table:formula="of:=MIN([.A48:.E48])" office:value-type="float" office:value="-0.5221751298" calcext:value-type="float">
            <text:p>-0.5221751298</text:p>
          </table:table-cell>
          <table:table-cell table:formula="of:=2+MATCH([.F48];[.A48:.E48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731728811" calcext:value-type="float">
            <text:p>0.0731728811</text:p>
          </table:table-cell>
          <table:table-cell office:value-type="float" office:value="0.2220455347" calcext:value-type="float">
            <text:p>0.2220455347</text:p>
          </table:table-cell>
          <table:table-cell office:value-type="float" office:value="0.1704540664" calcext:value-type="float">
            <text:p>0.1704540664</text:p>
          </table:table-cell>
          <table:table-cell office:value-type="float" office:value="0.1573293617" calcext:value-type="float">
            <text:p>0.1573293617</text:p>
          </table:table-cell>
          <table:table-cell office:value-type="float" office:value="0.1681204978" calcext:value-type="float">
            <text:p>0.1681204978</text:p>
          </table:table-cell>
          <table:table-cell table:formula="of:=MIN([.A49:.E49])" office:value-type="float" office:value="0.0731728811" calcext:value-type="float">
            <text:p>0.0731728811</text:p>
          </table:table-cell>
          <table:table-cell table:formula="of:=2+MATCH([.F49];[.A49:.E4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5226616" calcext:value-type="float">
            <text:p>0.005226616</text:p>
          </table:table-cell>
          <table:table-cell office:value-type="float" office:value="0.0142463776" calcext:value-type="float">
            <text:p>0.0142463776</text:p>
          </table:table-cell>
          <table:table-cell office:value-type="float" office:value="0.0093706455" calcext:value-type="float">
            <text:p>0.0093706455</text:p>
          </table:table-cell>
          <table:table-cell office:value-type="float" office:value="-0.001665775" calcext:value-type="float">
            <text:p>-0.001665775</text:p>
          </table:table-cell>
          <table:table-cell office:value-type="float" office:value="0.0086624341" calcext:value-type="float">
            <text:p>0.0086624341</text:p>
          </table:table-cell>
          <table:table-cell table:formula="of:=MIN([.A50:.E50])" office:value-type="float" office:value="-0.001665775" calcext:value-type="float">
            <text:p>-0.001665775</text:p>
          </table:table-cell>
          <table:table-cell table:formula="of:=2+MATCH([.F50];[.A50:.E50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52266184" calcext:value-type="float">
            <text:p>0.0052266184</text:p>
          </table:table-cell>
          <table:table-cell office:value-type="float" office:value="0.0137804384" calcext:value-type="float">
            <text:p>0.0137804384</text:p>
          </table:table-cell>
          <table:table-cell office:value-type="float" office:value="0.0055877789" calcext:value-type="float">
            <text:p>0.0055877789</text:p>
          </table:table-cell>
          <table:table-cell office:value-type="float" office:value="0.0073800468" calcext:value-type="float">
            <text:p>0.0073800468</text:p>
          </table:table-cell>
          <table:table-cell office:value-type="float" office:value="0.0073951199" calcext:value-type="float">
            <text:p>0.0073951199</text:p>
          </table:table-cell>
          <table:table-cell table:formula="of:=MIN([.A51:.E51])" office:value-type="float" office:value="0.0052266184" calcext:value-type="float">
            <text:p>0.0052266184</text:p>
          </table:table-cell>
          <table:table-cell table:formula="of:=2+MATCH([.F51];[.A51:.E5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00563062429083454" calcext:value-type="float">
            <text:p>5.63062429083454E-09</text:p>
          </table:table-cell>
          <table:table-cell office:value-type="float" office:value="0.000000103677912824279" calcext:value-type="float">
            <text:p>1.03677912824279E-07</text:p>
          </table:table-cell>
          <table:table-cell office:value-type="float" office:value="-0.0000000718780614501862" calcext:value-type="float">
            <text:p>-7.18780614501862E-08</text:p>
          </table:table-cell>
          <table:table-cell office:value-type="float" office:value="-0.0000000327949098356645" calcext:value-type="float">
            <text:p>-3.27949098356645E-08</text:p>
          </table:table-cell>
          <table:table-cell office:value-type="float" office:value="-0.0000000872283197165389" calcext:value-type="float">
            <text:p>-8.72283197165389E-08</text:p>
          </table:table-cell>
          <table:table-cell table:formula="of:=MIN([.A52:.E52])" office:value-type="float" office:value="-0.0000000872283197165389" calcext:value-type="float">
            <text:p>-8.72283197165389E-08</text:p>
          </table:table-cell>
          <table:table-cell table:formula="of:=2+MATCH([.F52];[.A52:.E52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58497563189192" calcext:value-type="float">
            <text:p>5.8497563189192E-09</text:p>
          </table:table-cell>
          <table:table-cell office:value-type="float" office:value="0.000000096514976049648" calcext:value-type="float">
            <text:p>9.6514976049648E-08</text:p>
          </table:table-cell>
          <table:table-cell office:value-type="float" office:value="0.000000044942169681914" calcext:value-type="float">
            <text:p>4.4942169681914E-08</text:p>
          </table:table-cell>
          <table:table-cell office:value-type="float" office:value="0.000000032866574047809" calcext:value-type="float">
            <text:p>3.2866574047809E-08</text:p>
          </table:table-cell>
          <table:table-cell office:value-type="float" office:value="0.000000039" calcext:value-type="float">
            <text:p>0.000000039</text:p>
          </table:table-cell>
          <table:table-cell table:formula="of:=MIN([.A53:.E53])" office:value-type="float" office:value="0.0000000058497563189192" calcext:value-type="float">
            <text:p>5.8497563189192E-09</text:p>
          </table:table-cell>
          <table:table-cell table:formula="of:=2+MATCH([.F53];[.A53:.E5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327165192845109" calcext:value-type="float">
            <text:p>-3.27165192845109E-05</text:p>
          </table:table-cell>
          <table:table-cell office:value-type="float" office:value="-0.0000100621624092879" calcext:value-type="float">
            <text:p>-1.00621624092879E-05</text:p>
          </table:table-cell>
          <table:table-cell office:value-type="float" office:value="-0.00000989062438491297" calcext:value-type="float">
            <text:p>-9.89062438491297E-06</text:p>
          </table:table-cell>
          <table:table-cell office:value-type="float" office:value="-0.000020871" calcext:value-type="float">
            <text:p>-0.000020871</text:p>
          </table:table-cell>
          <table:table-cell office:value-type="float" office:value="-0.0000229623508801751" calcext:value-type="float">
            <text:p>-2.29623508801751E-05</text:p>
          </table:table-cell>
          <table:table-cell table:formula="of:=MIN([.A54:.E54])" office:value-type="float" office:value="-0.0000327165192845109" calcext:value-type="float">
            <text:p>-3.27165192845109E-05</text:p>
          </table:table-cell>
          <table:table-cell table:formula="of:=2+MATCH([.F54];[.A54:.E54];0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4]; 3)"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4]; 4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4]; 5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4]; 6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4]; 7)" office:value-type="float" office:value="12" calcext:value-type="float">
            <text:p>12</text:p>
          </table:table-cell>
        </table:table-row>
      </table:table>
      <table:table table:name="maxe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2403304591" calcext:value-type="float">
            <text:p>0.2403304591</text:p>
          </table:table-cell>
          <table:table-cell office:value-type="float" office:value="0.1967427152" calcext:value-type="float">
            <text:p>0.1967427152</text:p>
          </table:table-cell>
          <table:table-cell office:value-type="float" office:value="0.2136968466" calcext:value-type="float">
            <text:p>0.2136968466</text:p>
          </table:table-cell>
          <table:table-cell office:value-type="float" office:value="0.211053503" calcext:value-type="float">
            <text:p>0.211053503</text:p>
          </table:table-cell>
          <table:table-cell office:value-type="float" office:value="0.2444419763" calcext:value-type="float">
            <text:p>0.2444419763</text:p>
          </table:table-cell>
          <table:table-cell table:formula="of:=MAX([.A1:.E1])" office:value-type="float" office:value="0.2444419763" calcext:value-type="float">
            <text:p>0.2444419763</text:p>
          </table:table-cell>
          <table:table-cell table:formula="of:=2+MATCH([.F1];[.A1:.E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399421367" calcext:value-type="float">
            <text:p>0.2399421367</text:p>
          </table:table-cell>
          <table:table-cell office:value-type="float" office:value="0.2005316827" calcext:value-type="float">
            <text:p>0.2005316827</text:p>
          </table:table-cell>
          <table:table-cell office:value-type="float" office:value="0.2226973036" calcext:value-type="float">
            <text:p>0.2226973036</text:p>
          </table:table-cell>
          <table:table-cell office:value-type="float" office:value="0.215478386" calcext:value-type="float">
            <text:p>0.215478386</text:p>
          </table:table-cell>
          <table:table-cell office:value-type="float" office:value="0.2265161116" calcext:value-type="float">
            <text:p>0.2265161116</text:p>
          </table:table-cell>
          <table:table-cell table:formula="of:=MAX([.A2:.E2])" office:value-type="float" office:value="0.2399421367" calcext:value-type="float">
            <text:p>0.2399421367</text:p>
          </table:table-cell>
          <table:table-cell table:formula="of:=2+MATCH([.F2];[.A2:.E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20503384" calcext:value-type="float">
            <text:p>0.2320503384</text:p>
          </table:table-cell>
          <table:table-cell office:value-type="float" office:value="0.2004776233" calcext:value-type="float">
            <text:p>0.2004776233</text:p>
          </table:table-cell>
          <table:table-cell office:value-type="float" office:value="0.2128798901" calcext:value-type="float">
            <text:p>0.2128798901</text:p>
          </table:table-cell>
          <table:table-cell office:value-type="float" office:value="0.2094658986" calcext:value-type="float">
            <text:p>0.2094658986</text:p>
          </table:table-cell>
          <table:table-cell office:value-type="float" office:value="0.2250937921" calcext:value-type="float">
            <text:p>0.2250937921</text:p>
          </table:table-cell>
          <table:table-cell table:formula="of:=MAX([.A3:.E3])" office:value-type="float" office:value="0.2320503384" calcext:value-type="float">
            <text:p>0.2320503384</text:p>
          </table:table-cell>
          <table:table-cell table:formula="of:=2+MATCH([.F3];[.A3:.E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16952868" calcext:value-type="float">
            <text:p>0.2316952868</text:p>
          </table:table-cell>
          <table:table-cell office:value-type="float" office:value="0.2005328667" calcext:value-type="float">
            <text:p>0.2005328667</text:p>
          </table:table-cell>
          <table:table-cell office:value-type="float" office:value="0.2132405559" calcext:value-type="float">
            <text:p>0.2132405559</text:p>
          </table:table-cell>
          <table:table-cell office:value-type="float" office:value="0.2128412051" calcext:value-type="float">
            <text:p>0.2128412051</text:p>
          </table:table-cell>
          <table:table-cell office:value-type="float" office:value="0.2226051552" calcext:value-type="float">
            <text:p>0.2226051552</text:p>
          </table:table-cell>
          <table:table-cell table:formula="of:=MAX([.A4:.E4])" office:value-type="float" office:value="0.2316952868" calcext:value-type="float">
            <text:p>0.2316952868</text:p>
          </table:table-cell>
          <table:table-cell table:formula="of:=2+MATCH([.F4];[.A4:.E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264863593" calcext:value-type="float">
            <text:p>0.4264863593</text:p>
          </table:table-cell>
          <table:table-cell office:value-type="float" office:value="0.4284872079" calcext:value-type="float">
            <text:p>0.4284872079</text:p>
          </table:table-cell>
          <table:table-cell office:value-type="float" office:value="0.4455557972" calcext:value-type="float">
            <text:p>0.4455557972</text:p>
          </table:table-cell>
          <table:table-cell office:value-type="float" office:value="0.4364912441" calcext:value-type="float">
            <text:p>0.4364912441</text:p>
          </table:table-cell>
          <table:table-cell office:value-type="float" office:value="0.4537429984" calcext:value-type="float">
            <text:p>0.4537429984</text:p>
          </table:table-cell>
          <table:table-cell table:formula="of:=MAX([.A5:.E5])" office:value-type="float" office:value="0.4537429984" calcext:value-type="float">
            <text:p>0.4537429984</text:p>
          </table:table-cell>
          <table:table-cell table:formula="of:=2+MATCH([.F5];[.A5:.E5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421508705" calcext:value-type="float">
            <text:p>-0.0421508705</text:p>
          </table:table-cell>
          <table:table-cell office:value-type="float" office:value="-0.343674425" calcext:value-type="float">
            <text:p>-0.343674425</text:p>
          </table:table-cell>
          <table:table-cell office:value-type="float" office:value="-0.2000363763" calcext:value-type="float">
            <text:p>-0.2000363763</text:p>
          </table:table-cell>
          <table:table-cell office:value-type="float" office:value="-0.1516510676" calcext:value-type="float">
            <text:p>-0.1516510676</text:p>
          </table:table-cell>
          <table:table-cell office:value-type="float" office:value="-0.1351759932" calcext:value-type="float">
            <text:p>-0.1351759932</text:p>
          </table:table-cell>
          <table:table-cell table:formula="of:=MAX([.A6:.E6])" office:value-type="float" office:value="-0.0421508705" calcext:value-type="float">
            <text:p>-0.0421508705</text:p>
          </table:table-cell>
          <table:table-cell table:formula="of:=2+MATCH([.F6];[.A6:.E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421508473" calcext:value-type="float">
            <text:p>-0.0421508473</text:p>
          </table:table-cell>
          <table:table-cell office:value-type="float" office:value="-0.3376393573" calcext:value-type="float">
            <text:p>-0.3376393573</text:p>
          </table:table-cell>
          <table:table-cell office:value-type="float" office:value="-0.2047971201" calcext:value-type="float">
            <text:p>-0.2047971201</text:p>
          </table:table-cell>
          <table:table-cell office:value-type="float" office:value="-0.1407054261" calcext:value-type="float">
            <text:p>-0.1407054261</text:p>
          </table:table-cell>
          <table:table-cell office:value-type="float" office:value="-0.1539907004" calcext:value-type="float">
            <text:p>-0.1539907004</text:p>
          </table:table-cell>
          <table:table-cell table:formula="of:=MAX([.A7:.E7])" office:value-type="float" office:value="-0.0421508473" calcext:value-type="float">
            <text:p>-0.0421508473</text:p>
          </table:table-cell>
          <table:table-cell table:formula="of:=2+MATCH([.F7];[.A7:.E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09867109" calcext:value-type="float">
            <text:p>0.409867109</text:p>
          </table:table-cell>
          <table:table-cell office:value-type="float" office:value="0.4271735932" calcext:value-type="float">
            <text:p>0.4271735932</text:p>
          </table:table-cell>
          <table:table-cell office:value-type="float" office:value="0.4423425509" calcext:value-type="float">
            <text:p>0.4423425509</text:p>
          </table:table-cell>
          <table:table-cell office:value-type="float" office:value="0.4432200156" calcext:value-type="float">
            <text:p>0.4432200156</text:p>
          </table:table-cell>
          <table:table-cell office:value-type="float" office:value="0.4375620021" calcext:value-type="float">
            <text:p>0.4375620021</text:p>
          </table:table-cell>
          <table:table-cell table:formula="of:=MAX([.A8:.E8])" office:value-type="float" office:value="0.4432200156" calcext:value-type="float">
            <text:p>0.4432200156</text:p>
          </table:table-cell>
          <table:table-cell table:formula="of:=2+MATCH([.F8];[.A8:.E8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3203480939" calcext:value-type="float">
            <text:p>0.3203480939</text:p>
          </table:table-cell>
          <table:table-cell office:value-type="float" office:value="0.3191418778" calcext:value-type="float">
            <text:p>0.3191418778</text:p>
          </table:table-cell>
          <table:table-cell office:value-type="float" office:value="0.2471816308" calcext:value-type="float">
            <text:p>0.2471816308</text:p>
          </table:table-cell>
          <table:table-cell office:value-type="float" office:value="0.4918755425" calcext:value-type="float">
            <text:p>0.4918755425</text:p>
          </table:table-cell>
          <table:table-cell office:value-type="float" office:value="0.4285413361" calcext:value-type="float">
            <text:p>0.4285413361</text:p>
          </table:table-cell>
          <table:table-cell table:formula="of:=MAX([.A9:.E9])" office:value-type="float" office:value="0.4918755425" calcext:value-type="float">
            <text:p>0.4918755425</text:p>
          </table:table-cell>
          <table:table-cell table:formula="of:=2+MATCH([.F9];[.A9:.E9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122735719" calcext:value-type="float">
            <text:p>0.2122735719</text:p>
          </table:table-cell>
          <table:table-cell office:value-type="float" office:value="0.093083756" calcext:value-type="float">
            <text:p>0.093083756</text:p>
          </table:table-cell>
          <table:table-cell office:value-type="float" office:value="0.1825729794" calcext:value-type="float">
            <text:p>0.1825729794</text:p>
          </table:table-cell>
          <table:table-cell office:value-type="float" office:value="0.2035428101" calcext:value-type="float">
            <text:p>0.2035428101</text:p>
          </table:table-cell>
          <table:table-cell office:value-type="float" office:value="0.3237767904" calcext:value-type="float">
            <text:p>0.3237767904</text:p>
          </table:table-cell>
          <table:table-cell table:formula="of:=MAX([.A10:.E10])" office:value-type="float" office:value="0.3237767904" calcext:value-type="float">
            <text:p>0.3237767904</text:p>
          </table:table-cell>
          <table:table-cell table:formula="of:=2+MATCH([.F10];[.A10:.E10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122733889" calcext:value-type="float">
            <text:p>0.2122733889</text:p>
          </table:table-cell>
          <table:table-cell office:value-type="float" office:value="0.0915827948" calcext:value-type="float">
            <text:p>0.0915827948</text:p>
          </table:table-cell>
          <table:table-cell office:value-type="float" office:value="0.1812769662" calcext:value-type="float">
            <text:p>0.1812769662</text:p>
          </table:table-cell>
          <table:table-cell office:value-type="float" office:value="0.2035345056" calcext:value-type="float">
            <text:p>0.2035345056</text:p>
          </table:table-cell>
          <table:table-cell office:value-type="float" office:value="0.3182485639" calcext:value-type="float">
            <text:p>0.3182485639</text:p>
          </table:table-cell>
          <table:table-cell table:formula="of:=MAX([.A11:.E11])" office:value-type="float" office:value="0.3182485639" calcext:value-type="float">
            <text:p>0.3182485639</text:p>
          </table:table-cell>
          <table:table-cell table:formula="of:=2+MATCH([.F11];[.A11:.E1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590870522" calcext:value-type="float">
            <text:p>0.1590870522</text:p>
          </table:table-cell>
          <table:table-cell office:value-type="float" office:value="0.0489353357" calcext:value-type="float">
            <text:p>0.0489353357</text:p>
          </table:table-cell>
          <table:table-cell office:value-type="float" office:value="0.1198695938" calcext:value-type="float">
            <text:p>0.1198695938</text:p>
          </table:table-cell>
          <table:table-cell office:value-type="float" office:value="0.1343098031" calcext:value-type="float">
            <text:p>0.1343098031</text:p>
          </table:table-cell>
          <table:table-cell office:value-type="float" office:value="0.2343041879" calcext:value-type="float">
            <text:p>0.2343041879</text:p>
          </table:table-cell>
          <table:table-cell table:formula="of:=MAX([.A12:.E12])" office:value-type="float" office:value="0.2343041879" calcext:value-type="float">
            <text:p>0.2343041879</text:p>
          </table:table-cell>
          <table:table-cell table:formula="of:=2+MATCH([.F12];[.A12:.E12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964045191" calcext:value-type="float">
            <text:p>0.0964045191</text:p>
          </table:table-cell>
          <table:table-cell office:value-type="float" office:value="0.0250512801" calcext:value-type="float">
            <text:p>0.0250512801</text:p>
          </table:table-cell>
          <table:table-cell office:value-type="float" office:value="0.0763344997" calcext:value-type="float">
            <text:p>0.0763344997</text:p>
          </table:table-cell>
          <table:table-cell office:value-type="float" office:value="0.0741454598" calcext:value-type="float">
            <text:p>0.0741454598</text:p>
          </table:table-cell>
          <table:table-cell office:value-type="float" office:value="0.1516314439" calcext:value-type="float">
            <text:p>0.1516314439</text:p>
          </table:table-cell>
          <table:table-cell table:formula="of:=MAX([.A13:.E13])" office:value-type="float" office:value="0.1516314439" calcext:value-type="float">
            <text:p>0.1516314439</text:p>
          </table:table-cell>
          <table:table-cell table:formula="of:=2+MATCH([.F13];[.A13:.E13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866481136240109" calcext:value-type="float">
            <text:p>8.66481136240109E-05</text:p>
          </table:table-cell>
          <table:table-cell office:value-type="float" office:value="-0.0013892993" calcext:value-type="float">
            <text:p>-0.0013892993</text:p>
          </table:table-cell>
          <table:table-cell office:value-type="float" office:value="-0.0003266993" calcext:value-type="float">
            <text:p>-0.0003266993</text:p>
          </table:table-cell>
          <table:table-cell office:value-type="float" office:value="-0.0028078336" calcext:value-type="float">
            <text:p>-0.0028078336</text:p>
          </table:table-cell>
          <table:table-cell office:value-type="float" office:value="-0.0002160762" calcext:value-type="float">
            <text:p>-0.0002160762</text:p>
          </table:table-cell>
          <table:table-cell table:formula="of:=MAX([.A14:.E14])" office:value-type="float" office:value="0.0000866481136240109" calcext:value-type="float">
            <text:p>8.66481136240109E-05</text:p>
          </table:table-cell>
          <table:table-cell table:formula="of:=2+MATCH([.F14];[.A14:.E1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11532765" calcext:value-type="float">
            <text:p>0.0011532765</text:p>
          </table:table-cell>
          <table:table-cell office:value-type="float" office:value="0.0026072812" calcext:value-type="float">
            <text:p>0.0026072812</text:p>
          </table:table-cell>
          <table:table-cell office:value-type="float" office:value="0.0027529994" calcext:value-type="float">
            <text:p>0.0027529994</text:p>
          </table:table-cell>
          <table:table-cell office:value-type="float" office:value="0.0028445245" calcext:value-type="float">
            <text:p>0.0028445245</text:p>
          </table:table-cell>
          <table:table-cell office:value-type="float" office:value="0.0022648187" calcext:value-type="float">
            <text:p>0.0022648187</text:p>
          </table:table-cell>
          <table:table-cell table:formula="of:=MAX([.A15:.E15])" office:value-type="float" office:value="0.0028445245" calcext:value-type="float">
            <text:p>0.0028445245</text:p>
          </table:table-cell>
          <table:table-cell table:formula="of:=2+MATCH([.F15];[.A15:.E15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9613349622" calcext:value-type="float">
            <text:p>0.9613349622</text:p>
          </table:table-cell>
          <table:table-cell office:value-type="float" office:value="1.109803038" calcext:value-type="float">
            <text:p>1.109803038</text:p>
          </table:table-cell>
          <table:table-cell office:value-type="float" office:value="0.7240948762" calcext:value-type="float">
            <text:p>0.7240948762</text:p>
          </table:table-cell>
          <table:table-cell office:value-type="float" office:value="0.8296231317" calcext:value-type="float">
            <text:p>0.8296231317</text:p>
          </table:table-cell>
          <table:table-cell office:value-type="float" office:value="0.6971279999" calcext:value-type="float">
            <text:p>0.6971279999</text:p>
          </table:table-cell>
          <table:table-cell table:formula="of:=MAX([.A16:.E16])" office:value-type="float" office:value="1.109803038" calcext:value-type="float">
            <text:p>1.109803038</text:p>
          </table:table-cell>
          <table:table-cell table:formula="of:=2+MATCH([.F16];[.A16:.E1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.0114422821" calcext:value-type="float">
            <text:p>1.0114422821</text:p>
          </table:table-cell>
          <table:table-cell office:value-type="float" office:value="0.8171381369" calcext:value-type="float">
            <text:p>0.8171381369</text:p>
          </table:table-cell>
          <table:table-cell office:value-type="float" office:value="1.2556297678" calcext:value-type="float">
            <text:p>1.2556297678</text:p>
          </table:table-cell>
          <table:table-cell office:value-type="float" office:value="0.756544962" calcext:value-type="float">
            <text:p>0.756544962</text:p>
          </table:table-cell>
          <table:table-cell office:value-type="float" office:value="1.1851624973" calcext:value-type="float">
            <text:p>1.1851624973</text:p>
          </table:table-cell>
          <table:table-cell table:formula="of:=MAX([.A17:.E17])" office:value-type="float" office:value="1.2556297678" calcext:value-type="float">
            <text:p>1.2556297678</text:p>
          </table:table-cell>
          <table:table-cell table:formula="of:=2+MATCH([.F17];[.A17:.E17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13751392" calcext:value-type="float">
            <text:p>0.0013751392</text:p>
          </table:table-cell>
          <table:table-cell office:value-type="float" office:value="0.0000290137381557184" calcext:value-type="float">
            <text:p>2.90137381557184E-05</text:p>
          </table:table-cell>
          <table:table-cell office:value-type="float" office:value="0.0000611452001645143" calcext:value-type="float">
            <text:p>6.11452001645143E-05</text:p>
          </table:table-cell>
          <table:table-cell office:value-type="float" office:value="0.0000811826849836015" calcext:value-type="float">
            <text:p>8.11826849836015E-05</text:p>
          </table:table-cell>
          <table:table-cell office:value-type="float" office:value="0.0000668405986277554" calcext:value-type="float">
            <text:p>6.68405986277554E-05</text:p>
          </table:table-cell>
          <table:table-cell table:formula="of:=MAX([.A18:.E18])" office:value-type="float" office:value="0.0013751392" calcext:value-type="float">
            <text:p>0.0013751392</text:p>
          </table:table-cell>
          <table:table-cell table:formula="of:=2+MATCH([.F18];[.A18:.E1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64841323" calcext:value-type="float">
            <text:p>0.1664841323</text:p>
          </table:table-cell>
          <table:table-cell office:value-type="float" office:value="0.0662671739" calcext:value-type="float">
            <text:p>0.0662671739</text:p>
          </table:table-cell>
          <table:table-cell office:value-type="float" office:value="0.1336035312" calcext:value-type="float">
            <text:p>0.1336035312</text:p>
          </table:table-cell>
          <table:table-cell office:value-type="float" office:value="0.1263821876" calcext:value-type="float">
            <text:p>0.1263821876</text:p>
          </table:table-cell>
          <table:table-cell office:value-type="float" office:value="0.1641730738" calcext:value-type="float">
            <text:p>0.1641730738</text:p>
          </table:table-cell>
          <table:table-cell table:formula="of:=MAX([.A19:.E19])" office:value-type="float" office:value="0.1664841323" calcext:value-type="float">
            <text:p>0.1664841323</text:p>
          </table:table-cell>
          <table:table-cell table:formula="of:=2+MATCH([.F19];[.A19:.E1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524864437" calcext:value-type="float">
            <text:p>0.5524864437</text:p>
          </table:table-cell>
          <table:table-cell office:value-type="float" office:value="0.5117718995" calcext:value-type="float">
            <text:p>0.5117718995</text:p>
          </table:table-cell>
          <table:table-cell office:value-type="float" office:value="0.5442609644" calcext:value-type="float">
            <text:p>0.5442609644</text:p>
          </table:table-cell>
          <table:table-cell office:value-type="float" office:value="0.7318297081" calcext:value-type="float">
            <text:p>0.7318297081</text:p>
          </table:table-cell>
          <table:table-cell office:value-type="float" office:value="0.6962577197" calcext:value-type="float">
            <text:p>0.6962577197</text:p>
          </table:table-cell>
          <table:table-cell table:formula="of:=MAX([.A20:.E20])" office:value-type="float" office:value="0.7318297081" calcext:value-type="float">
            <text:p>0.7318297081</text:p>
          </table:table-cell>
          <table:table-cell table:formula="of:=2+MATCH([.F20];[.A20:.E20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3600404061" calcext:value-type="float">
            <text:p>0.3600404061</text:p>
          </table:table-cell>
          <table:table-cell office:value-type="float" office:value="0.4044418725" calcext:value-type="float">
            <text:p>0.4044418725</text:p>
          </table:table-cell>
          <table:table-cell office:value-type="float" office:value="0.4201436973" calcext:value-type="float">
            <text:p>0.4201436973</text:p>
          </table:table-cell>
          <table:table-cell office:value-type="float" office:value="0.4214660003" calcext:value-type="float">
            <text:p>0.4214660003</text:p>
          </table:table-cell>
          <table:table-cell office:value-type="float" office:value="0.4298934611" calcext:value-type="float">
            <text:p>0.4298934611</text:p>
          </table:table-cell>
          <table:table-cell table:formula="of:=MAX([.A21:.E21])" office:value-type="float" office:value="0.4298934611" calcext:value-type="float">
            <text:p>0.4298934611</text:p>
          </table:table-cell>
          <table:table-cell table:formula="of:=2+MATCH([.F21];[.A21:.E2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00404061" calcext:value-type="float">
            <text:p>0.3600404061</text:p>
          </table:table-cell>
          <table:table-cell office:value-type="float" office:value="0.4107958066" calcext:value-type="float">
            <text:p>0.4107958066</text:p>
          </table:table-cell>
          <table:table-cell office:value-type="float" office:value="0.4198781585" calcext:value-type="float">
            <text:p>0.4198781585</text:p>
          </table:table-cell>
          <table:table-cell office:value-type="float" office:value="0.4209758951" calcext:value-type="float">
            <text:p>0.4209758951</text:p>
          </table:table-cell>
          <table:table-cell office:value-type="float" office:value="0.4224884146" calcext:value-type="float">
            <text:p>0.4224884146</text:p>
          </table:table-cell>
          <table:table-cell table:formula="of:=MAX([.A22:.E22])" office:value-type="float" office:value="0.4224884146" calcext:value-type="float">
            <text:p>0.4224884146</text:p>
          </table:table-cell>
          <table:table-cell table:formula="of:=2+MATCH([.F22];[.A22:.E22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00404061" calcext:value-type="float">
            <text:p>0.3600404061</text:p>
          </table:table-cell>
          <table:table-cell office:value-type="float" office:value="0.4048064198" calcext:value-type="float">
            <text:p>0.4048064198</text:p>
          </table:table-cell>
          <table:table-cell office:value-type="float" office:value="0.4244923384" calcext:value-type="float">
            <text:p>0.4244923384</text:p>
          </table:table-cell>
          <table:table-cell office:value-type="float" office:value="0.4177017758" calcext:value-type="float">
            <text:p>0.4177017758</text:p>
          </table:table-cell>
          <table:table-cell office:value-type="float" office:value="0.4217825076" calcext:value-type="float">
            <text:p>0.4217825076</text:p>
          </table:table-cell>
          <table:table-cell table:formula="of:=MAX([.A23:.E23])" office:value-type="float" office:value="0.4244923384" calcext:value-type="float">
            <text:p>0.4244923384</text:p>
          </table:table-cell>
          <table:table-cell table:formula="of:=2+MATCH([.F23];[.A23:.E23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3162074591" calcext:value-type="float">
            <text:p>0.3162074591</text:p>
          </table:table-cell>
          <table:table-cell office:value-type="float" office:value="0.4044418085" calcext:value-type="float">
            <text:p>0.4044418085</text:p>
          </table:table-cell>
          <table:table-cell office:value-type="float" office:value="0.4094128222" calcext:value-type="float">
            <text:p>0.4094128222</text:p>
          </table:table-cell>
          <table:table-cell office:value-type="float" office:value="0.401860906" calcext:value-type="float">
            <text:p>0.401860906</text:p>
          </table:table-cell>
          <table:table-cell office:value-type="float" office:value="0.4078916931" calcext:value-type="float">
            <text:p>0.4078916931</text:p>
          </table:table-cell>
          <table:table-cell table:formula="of:=MAX([.A24:.E24])" office:value-type="float" office:value="0.4094128222" calcext:value-type="float">
            <text:p>0.4094128222</text:p>
          </table:table-cell>
          <table:table-cell table:formula="of:=2+MATCH([.F24];[.A24:.E24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3090853543" calcext:value-type="float">
            <text:p>0.3090853543</text:p>
          </table:table-cell>
          <table:table-cell office:value-type="float" office:value="0.405328708" calcext:value-type="float">
            <text:p>0.405328708</text:p>
          </table:table-cell>
          <table:table-cell office:value-type="float" office:value="0.4109970647" calcext:value-type="float">
            <text:p>0.4109970647</text:p>
          </table:table-cell>
          <table:table-cell office:value-type="float" office:value="0.4183003329" calcext:value-type="float">
            <text:p>0.4183003329</text:p>
          </table:table-cell>
          <table:table-cell office:value-type="float" office:value="0.4057140084" calcext:value-type="float">
            <text:p>0.4057140084</text:p>
          </table:table-cell>
          <table:table-cell table:formula="of:=MAX([.A25:.E25])" office:value-type="float" office:value="0.4183003329" calcext:value-type="float">
            <text:p>0.4183003329</text:p>
          </table:table-cell>
          <table:table-cell table:formula="of:=2+MATCH([.F25];[.A25:.E25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005482416" calcext:value-type="float">
            <text:p>-0.0005482416</text:p>
          </table:table-cell>
          <table:table-cell office:value-type="float" office:value="-0.0592462076" calcext:value-type="float">
            <text:p>-0.0592462076</text:p>
          </table:table-cell>
          <table:table-cell office:value-type="float" office:value="-0.0065052711" calcext:value-type="float">
            <text:p>-0.0065052711</text:p>
          </table:table-cell>
          <table:table-cell office:value-type="float" office:value="-0.0064821809" calcext:value-type="float">
            <text:p>-0.0064821809</text:p>
          </table:table-cell>
          <table:table-cell office:value-type="float" office:value="-0.0034735567" calcext:value-type="float">
            <text:p>-0.0034735567</text:p>
          </table:table-cell>
          <table:table-cell table:formula="of:=MAX([.A26:.E26])" office:value-type="float" office:value="-0.0005482416" calcext:value-type="float">
            <text:p>-0.0005482416</text:p>
          </table:table-cell>
          <table:table-cell table:formula="of:=2+MATCH([.F26];[.A26:.E2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529183013" calcext:value-type="float">
            <text:p>0.3529183013</text:p>
          </table:table-cell>
          <table:table-cell office:value-type="float" office:value="0.4029419384" calcext:value-type="float">
            <text:p>0.4029419384</text:p>
          </table:table-cell>
          <table:table-cell office:value-type="float" office:value="0.4091307004" calcext:value-type="float">
            <text:p>0.4091307004</text:p>
          </table:table-cell>
          <table:table-cell office:value-type="float" office:value="0.4186276811" calcext:value-type="float">
            <text:p>0.4186276811</text:p>
          </table:table-cell>
          <table:table-cell office:value-type="float" office:value="0.4173259334" calcext:value-type="float">
            <text:p>0.4173259334</text:p>
          </table:table-cell>
          <table:table-cell table:formula="of:=MAX([.A27:.E27])" office:value-type="float" office:value="0.4186276811" calcext:value-type="float">
            <text:p>0.4186276811</text:p>
          </table:table-cell>
          <table:table-cell table:formula="of:=2+MATCH([.F27];[.A27:.E27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3529183012" calcext:value-type="float">
            <text:p>0.3529183012</text:p>
          </table:table-cell>
          <table:table-cell office:value-type="float" office:value="0.4066964496" calcext:value-type="float">
            <text:p>0.4066964496</text:p>
          </table:table-cell>
          <table:table-cell office:value-type="float" office:value="0.4190180192" calcext:value-type="float">
            <text:p>0.4190180192</text:p>
          </table:table-cell>
          <table:table-cell office:value-type="float" office:value="0.4084368446" calcext:value-type="float">
            <text:p>0.4084368446</text:p>
          </table:table-cell>
          <table:table-cell office:value-type="float" office:value="0.4202960171" calcext:value-type="float">
            <text:p>0.4202960171</text:p>
          </table:table-cell>
          <table:table-cell table:formula="of:=MAX([.A28:.E28])" office:value-type="float" office:value="0.4202960171" calcext:value-type="float">
            <text:p>0.4202960171</text:p>
          </table:table-cell>
          <table:table-cell table:formula="of:=2+MATCH([.F28];[.A28:.E28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.0508462986" calcext:value-type="float">
            <text:p>4.0508462986</text:p>
          </table:table-cell>
          <table:table-cell office:value-type="float" office:value="3.3851162896" calcext:value-type="float">
            <text:p>3.3851162896</text:p>
          </table:table-cell>
          <table:table-cell office:value-type="float" office:value="3.3454725474" calcext:value-type="float">
            <text:p>3.3454725474</text:p>
          </table:table-cell>
          <table:table-cell office:value-type="float" office:value="3.3687612851" calcext:value-type="float">
            <text:p>3.3687612851</text:p>
          </table:table-cell>
          <table:table-cell office:value-type="float" office:value="3.454400352" calcext:value-type="float">
            <text:p>3.454400352</text:p>
          </table:table-cell>
          <table:table-cell table:formula="of:=MAX([.A29:.E29])" office:value-type="float" office:value="4.0508462986" calcext:value-type="float">
            <text:p>4.0508462986</text:p>
          </table:table-cell>
          <table:table-cell table:formula="of:=2+MATCH([.F29];[.A29:.E2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778868628" calcext:value-type="float">
            <text:p>-0.1778868628</text:p>
          </table:table-cell>
          <table:table-cell office:value-type="float" office:value="-1.7250253021" calcext:value-type="float">
            <text:p>-1.7250253021</text:p>
          </table:table-cell>
          <table:table-cell office:value-type="float" office:value="-1.5184043718" calcext:value-type="float">
            <text:p>-1.5184043718</text:p>
          </table:table-cell>
          <table:table-cell office:value-type="float" office:value="-0.6897145297" calcext:value-type="float">
            <text:p>-0.6897145297</text:p>
          </table:table-cell>
          <table:table-cell office:value-type="float" office:value="-0.6619707688" calcext:value-type="float">
            <text:p>-0.6619707688</text:p>
          </table:table-cell>
          <table:table-cell table:formula="of:=MAX([.A30:.E30])" office:value-type="float" office:value="-0.1778868628" calcext:value-type="float">
            <text:p>-0.1778868628</text:p>
          </table:table-cell>
          <table:table-cell table:formula="of:=2+MATCH([.F30];[.A30:.E3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230675656" calcext:value-type="float">
            <text:p>0.2230675656</text:p>
          </table:table-cell>
          <table:table-cell office:value-type="float" office:value="0.1726640275" calcext:value-type="float">
            <text:p>0.1726640275</text:p>
          </table:table-cell>
          <table:table-cell office:value-type="float" office:value="0.1712665541" calcext:value-type="float">
            <text:p>0.1712665541</text:p>
          </table:table-cell>
          <table:table-cell office:value-type="float" office:value="0.2924506068" calcext:value-type="float">
            <text:p>0.2924506068</text:p>
          </table:table-cell>
          <table:table-cell office:value-type="float" office:value="0.2990588235" calcext:value-type="float">
            <text:p>0.2990588235</text:p>
          </table:table-cell>
          <table:table-cell table:formula="of:=MAX([.A31:.E31])" office:value-type="float" office:value="0.2990588235" calcext:value-type="float">
            <text:p>0.2990588235</text:p>
          </table:table-cell>
          <table:table-cell table:formula="of:=2+MATCH([.F31];[.A31:.E3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230675659" calcext:value-type="float">
            <text:p>0.2230675659</text:p>
          </table:table-cell>
          <table:table-cell office:value-type="float" office:value="0.1697150035" calcext:value-type="float">
            <text:p>0.1697150035</text:p>
          </table:table-cell>
          <table:table-cell office:value-type="float" office:value="0.1675473562" calcext:value-type="float">
            <text:p>0.1675473562</text:p>
          </table:table-cell>
          <table:table-cell office:value-type="float" office:value="0.2759344348" calcext:value-type="float">
            <text:p>0.2759344348</text:p>
          </table:table-cell>
          <table:table-cell office:value-type="float" office:value="0.2815968824" calcext:value-type="float">
            <text:p>0.2815968824</text:p>
          </table:table-cell>
          <table:table-cell table:formula="of:=MAX([.A32:.E32])" office:value-type="float" office:value="0.2815968824" calcext:value-type="float">
            <text:p>0.2815968824</text:p>
          </table:table-cell>
          <table:table-cell table:formula="of:=2+MATCH([.F32];[.A32:.E32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531865197" calcext:value-type="float">
            <text:p>0.0531865197</text:p>
          </table:table-cell>
          <table:table-cell office:value-type="float" office:value="0.0647364296" calcext:value-type="float">
            <text:p>0.0647364296</text:p>
          </table:table-cell>
          <table:table-cell office:value-type="float" office:value="0.0727478961" calcext:value-type="float">
            <text:p>0.0727478961</text:p>
          </table:table-cell>
          <table:table-cell office:value-type="float" office:value="0.0729203137" calcext:value-type="float">
            <text:p>0.0729203137</text:p>
          </table:table-cell>
          <table:table-cell office:value-type="float" office:value="0.0857145987" calcext:value-type="float">
            <text:p>0.0857145987</text:p>
          </table:table-cell>
          <table:table-cell table:formula="of:=MAX([.A33:.E33])" office:value-type="float" office:value="0.0857145987" calcext:value-type="float">
            <text:p>0.0857145987</text:p>
          </table:table-cell>
          <table:table-cell table:formula="of:=2+MATCH([.F33];[.A33:.E33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531865197" calcext:value-type="float">
            <text:p>0.0531865197</text:p>
          </table:table-cell>
          <table:table-cell office:value-type="float" office:value="0.0644192283" calcext:value-type="float">
            <text:p>0.0644192283</text:p>
          </table:table-cell>
          <table:table-cell office:value-type="float" office:value="0.072876673" calcext:value-type="float">
            <text:p>0.072876673</text:p>
          </table:table-cell>
          <table:table-cell office:value-type="float" office:value="0.0723718279" calcext:value-type="float">
            <text:p>0.0723718279</text:p>
          </table:table-cell>
          <table:table-cell office:value-type="float" office:value="0.0774153033" calcext:value-type="float">
            <text:p>0.0774153033</text:p>
          </table:table-cell>
          <table:table-cell table:formula="of:=MAX([.A34:.E34])" office:value-type="float" office:value="0.0774153033" calcext:value-type="float">
            <text:p>0.0774153033</text:p>
          </table:table-cell>
          <table:table-cell table:formula="of:=2+MATCH([.F34];[.A34:.E34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791282576" calcext:value-type="float">
            <text:p>0.791282576</text:p>
          </table:table-cell>
          <table:table-cell office:value-type="float" office:value="0.6727380843" calcext:value-type="float">
            <text:p>0.6727380843</text:p>
          </table:table-cell>
          <table:table-cell office:value-type="float" office:value="0.6943605406" calcext:value-type="float">
            <text:p>0.6943605406</text:p>
          </table:table-cell>
          <table:table-cell office:value-type="float" office:value="0.6808094508" calcext:value-type="float">
            <text:p>0.6808094508</text:p>
          </table:table-cell>
          <table:table-cell office:value-type="float" office:value="0.7120513754" calcext:value-type="float">
            <text:p>0.7120513754</text:p>
          </table:table-cell>
          <table:table-cell table:formula="of:=MAX([.A35:.E35])" office:value-type="float" office:value="0.791282576" calcext:value-type="float">
            <text:p>0.791282576</text:p>
          </table:table-cell>
          <table:table-cell table:formula="of:=2+MATCH([.F35];[.A35:.E3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823256661" calcext:value-type="float">
            <text:p>0.2823256661</text:p>
          </table:table-cell>
          <table:table-cell office:value-type="float" office:value="0.4853816041" calcext:value-type="float">
            <text:p>0.4853816041</text:p>
          </table:table-cell>
          <table:table-cell office:value-type="float" office:value="0.4804366648" calcext:value-type="float">
            <text:p>0.4804366648</text:p>
          </table:table-cell>
          <table:table-cell office:value-type="float" office:value="0.4894635474" calcext:value-type="float">
            <text:p>0.4894635474</text:p>
          </table:table-cell>
          <table:table-cell office:value-type="float" office:value="0.5425607721" calcext:value-type="float">
            <text:p>0.5425607721</text:p>
          </table:table-cell>
          <table:table-cell table:formula="of:=MAX([.A36:.E36])" office:value-type="float" office:value="0.5425607721" calcext:value-type="float">
            <text:p>0.5425607721</text:p>
          </table:table-cell>
          <table:table-cell table:formula="of:=2+MATCH([.F36];[.A36:.E36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32816321" calcext:value-type="float">
            <text:p>0.4532816321</text:p>
          </table:table-cell>
          <table:table-cell office:value-type="float" office:value="0.1799735399" calcext:value-type="float">
            <text:p>0.1799735399</text:p>
          </table:table-cell>
          <table:table-cell office:value-type="float" office:value="0.3200600095" calcext:value-type="float">
            <text:p>0.3200600095</text:p>
          </table:table-cell>
          <table:table-cell office:value-type="float" office:value="0.3005932503" calcext:value-type="float">
            <text:p>0.3005932503</text:p>
          </table:table-cell>
          <table:table-cell office:value-type="float" office:value="0.3510418484" calcext:value-type="float">
            <text:p>0.3510418484</text:p>
          </table:table-cell>
          <table:table-cell table:formula="of:=MAX([.A37:.E37])" office:value-type="float" office:value="0.4532816321" calcext:value-type="float">
            <text:p>0.4532816321</text:p>
          </table:table-cell>
          <table:table-cell table:formula="of:=2+MATCH([.F37];[.A37:.E3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.76885318" calcext:value-type="float">
            <text:p>2.76885318</text:p>
          </table:table-cell>
          <table:table-cell office:value-type="float" office:value="3.1544035279" calcext:value-type="float">
            <text:p>3.1544035279</text:p>
          </table:table-cell>
          <table:table-cell office:value-type="float" office:value="3.2407634961" calcext:value-type="float">
            <text:p>3.2407634961</text:p>
          </table:table-cell>
          <table:table-cell office:value-type="float" office:value="3.2011088217" calcext:value-type="float">
            <text:p>3.2011088217</text:p>
          </table:table-cell>
          <table:table-cell office:value-type="float" office:value="3.2409840973" calcext:value-type="float">
            <text:p>3.2409840973</text:p>
          </table:table-cell>
          <table:table-cell table:formula="of:=MAX([.A38:.E38])" office:value-type="float" office:value="3.2409840973" calcext:value-type="float">
            <text:p>3.2409840973</text:p>
          </table:table-cell>
          <table:table-cell table:formula="of:=2+MATCH([.F38];[.A38:.E38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87249868" calcext:value-type="float">
            <text:p>0.0087249868</text:p>
          </table:table-cell>
          <table:table-cell office:value-type="float" office:value="0.0085115019" calcext:value-type="float">
            <text:p>0.0085115019</text:p>
          </table:table-cell>
          <table:table-cell office:value-type="float" office:value="0.0090748351" calcext:value-type="float">
            <text:p>0.0090748351</text:p>
          </table:table-cell>
          <table:table-cell office:value-type="float" office:value="0.009073258" calcext:value-type="float">
            <text:p>0.009073258</text:p>
          </table:table-cell>
          <table:table-cell office:value-type="float" office:value="0.0090858262" calcext:value-type="float">
            <text:p>0.0090858262</text:p>
          </table:table-cell>
          <table:table-cell table:formula="of:=MAX([.A39:.E39])" office:value-type="float" office:value="0.0090858262" calcext:value-type="float">
            <text:p>0.0090858262</text:p>
          </table:table-cell>
          <table:table-cell table:formula="of:=2+MATCH([.F39];[.A39:.E39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87249868" calcext:value-type="float">
            <text:p>0.0087249868</text:p>
          </table:table-cell>
          <table:table-cell office:value-type="float" office:value="0.0085093205" calcext:value-type="float">
            <text:p>0.0085093205</text:p>
          </table:table-cell>
          <table:table-cell office:value-type="float" office:value="0.0090752389" calcext:value-type="float">
            <text:p>0.0090752389</text:p>
          </table:table-cell>
          <table:table-cell office:value-type="float" office:value="0.0090743409" calcext:value-type="float">
            <text:p>0.0090743409</text:p>
          </table:table-cell>
          <table:table-cell office:value-type="float" office:value="0.0090746059" calcext:value-type="float">
            <text:p>0.0090746059</text:p>
          </table:table-cell>
          <table:table-cell table:formula="of:=MAX([.A40:.E40])" office:value-type="float" office:value="0.0090752389" calcext:value-type="float">
            <text:p>0.0090752389</text:p>
          </table:table-cell>
          <table:table-cell table:formula="of:=2+MATCH([.F40];[.A40:.E40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001052961" calcext:value-type="float">
            <text:p>-0.0001052961</text:p>
          </table:table-cell>
          <table:table-cell office:value-type="float" office:value="-0.001761249" calcext:value-type="float">
            <text:p>-0.001761249</text:p>
          </table:table-cell>
          <table:table-cell office:value-type="float" office:value="-0.0007651944" calcext:value-type="float">
            <text:p>-0.0007651944</text:p>
          </table:table-cell>
          <table:table-cell office:value-type="float" office:value="-0.000685482" calcext:value-type="float">
            <text:p>-0.000685482</text:p>
          </table:table-cell>
          <table:table-cell office:value-type="float" office:value="-0.0005705925" calcext:value-type="float">
            <text:p>-0.0005705925</text:p>
          </table:table-cell>
          <table:table-cell table:formula="of:=MAX([.A41:.E41])" office:value-type="float" office:value="-0.0001052961" calcext:value-type="float">
            <text:p>-0.0001052961</text:p>
          </table:table-cell>
          <table:table-cell table:formula="of:=2+MATCH([.F41];[.A41:.E4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509953554" calcext:value-type="float">
            <text:p>0.4509953554</text:p>
          </table:table-cell>
          <table:table-cell office:value-type="float" office:value="0.2060899582" calcext:value-type="float">
            <text:p>0.2060899582</text:p>
          </table:table-cell>
          <table:table-cell office:value-type="float" office:value="0.2815280502" calcext:value-type="float">
            <text:p>0.2815280502</text:p>
          </table:table-cell>
          <table:table-cell office:value-type="float" office:value="0.2341954735" calcext:value-type="float">
            <text:p>0.2341954735</text:p>
          </table:table-cell>
          <table:table-cell office:value-type="float" office:value="0.3341525406" calcext:value-type="float">
            <text:p>0.3341525406</text:p>
          </table:table-cell>
          <table:table-cell table:formula="of:=MAX([.A42:.E42])" office:value-type="float" office:value="0.4509953554" calcext:value-type="float">
            <text:p>0.4509953554</text:p>
          </table:table-cell>
          <table:table-cell table:formula="of:=2+MATCH([.F42];[.A42:.E4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51039494" calcext:value-type="float">
            <text:p>0.451039494</text:p>
          </table:table-cell>
          <table:table-cell office:value-type="float" office:value="0.1744685121" calcext:value-type="float">
            <text:p>0.1744685121</text:p>
          </table:table-cell>
          <table:table-cell office:value-type="float" office:value="0.3720167783" calcext:value-type="float">
            <text:p>0.3720167783</text:p>
          </table:table-cell>
          <table:table-cell office:value-type="float" office:value="0.3327247566" calcext:value-type="float">
            <text:p>0.3327247566</text:p>
          </table:table-cell>
          <table:table-cell office:value-type="float" office:value="0.2016706966" calcext:value-type="float">
            <text:p>0.2016706966</text:p>
          </table:table-cell>
          <table:table-cell table:formula="of:=MAX([.A43:.E43])" office:value-type="float" office:value="0.451039494" calcext:value-type="float">
            <text:p>0.451039494</text:p>
          </table:table-cell>
          <table:table-cell table:formula="of:=2+MATCH([.F43];[.A43:.E4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404621099" calcext:value-type="float">
            <text:p>0.2404621099</text:p>
          </table:table-cell>
          <table:table-cell office:value-type="float" office:value="0.2300001533" calcext:value-type="float">
            <text:p>0.2300001533</text:p>
          </table:table-cell>
          <table:table-cell office:value-type="float" office:value="0.2300011173" calcext:value-type="float">
            <text:p>0.2300011173</text:p>
          </table:table-cell>
          <table:table-cell office:value-type="float" office:value="0.230001928" calcext:value-type="float">
            <text:p>0.230001928</text:p>
          </table:table-cell>
          <table:table-cell office:value-type="float" office:value="0.2302805072" calcext:value-type="float">
            <text:p>0.2302805072</text:p>
          </table:table-cell>
          <table:table-cell table:formula="of:=MAX([.A44:.E44])" office:value-type="float" office:value="0.2404621099" calcext:value-type="float">
            <text:p>0.2404621099</text:p>
          </table:table-cell>
          <table:table-cell table:formula="of:=2+MATCH([.F44];[.A44:.E44];0)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-0.23" calcext:value-type="float">
            <text:p>-0.23</text:p>
          </table:table-cell>
          <table:table-cell table:formula="of:=MAX([.A45:.E45])" office:value-type="float" office:value="-0.23" calcext:value-type="float">
            <text:p>-0.23</text:p>
          </table:table-cell>
          <table:table-cell table:formula="of:=2+MATCH([.F45];[.A45:.E4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0923471634" calcext:value-type="float">
            <text:p>1.0923471634</text:p>
          </table:table-cell>
          <table:table-cell office:value-type="float" office:value="1.2381006307" calcext:value-type="float">
            <text:p>1.2381006307</text:p>
          </table:table-cell>
          <table:table-cell office:value-type="float" office:value="1.2524820756" calcext:value-type="float">
            <text:p>1.2524820756</text:p>
          </table:table-cell>
          <table:table-cell office:value-type="float" office:value="1.266141221" calcext:value-type="float">
            <text:p>1.266141221</text:p>
          </table:table-cell>
          <table:table-cell office:value-type="float" office:value="1.2687785036" calcext:value-type="float">
            <text:p>1.2687785036</text:p>
          </table:table-cell>
          <table:table-cell table:formula="of:=MAX([.A46:.E46])" office:value-type="float" office:value="1.2687785036" calcext:value-type="float">
            <text:p>1.2687785036</text:p>
          </table:table-cell>
          <table:table-cell table:formula="of:=2+MATCH([.F46];[.A46:.E46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9143135847" calcext:value-type="float">
            <text:p>0.9143135847</text:p>
          </table:table-cell>
          <table:table-cell office:value-type="float" office:value="0.9877025603" calcext:value-type="float">
            <text:p>0.9877025603</text:p>
          </table:table-cell>
          <table:table-cell office:value-type="float" office:value="0.9922940474" calcext:value-type="float">
            <text:p>0.9922940474</text:p>
          </table:table-cell>
          <table:table-cell office:value-type="float" office:value="1.0013480134" calcext:value-type="float">
            <text:p>1.0013480134</text:p>
          </table:table-cell>
          <table:table-cell office:value-type="float" office:value="1.0170615102" calcext:value-type="float">
            <text:p>1.0170615102</text:p>
          </table:table-cell>
          <table:table-cell table:formula="of:=MAX([.A47:.E47])" office:value-type="float" office:value="1.0170615102" calcext:value-type="float">
            <text:p>1.0170615102</text:p>
          </table:table-cell>
          <table:table-cell table:formula="of:=2+MATCH([.F47];[.A47:.E47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.7004373119" calcext:value-type="float">
            <text:p>2.7004373119</text:p>
          </table:table-cell>
          <table:table-cell office:value-type="float" office:value="3.6572376243" calcext:value-type="float">
            <text:p>3.6572376243</text:p>
          </table:table-cell>
          <table:table-cell office:value-type="float" office:value="3.8434157019" calcext:value-type="float">
            <text:p>3.8434157019</text:p>
          </table:table-cell>
          <table:table-cell office:value-type="float" office:value="3.8367690069" calcext:value-type="float">
            <text:p>3.8367690069</text:p>
          </table:table-cell>
          <table:table-cell office:value-type="float" office:value="3.8078372551" calcext:value-type="float">
            <text:p>3.8078372551</text:p>
          </table:table-cell>
          <table:table-cell table:formula="of:=MAX([.A48:.E48])" office:value-type="float" office:value="3.8434157019" calcext:value-type="float">
            <text:p>3.8434157019</text:p>
          </table:table-cell>
          <table:table-cell table:formula="of:=2+MATCH([.F48];[.A48:.E48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404346232" calcext:value-type="float">
            <text:p>0.2404346232</text:p>
          </table:table-cell>
          <table:table-cell office:value-type="float" office:value="0.2300000304" calcext:value-type="float">
            <text:p>0.2300000304</text:p>
          </table:table-cell>
          <table:table-cell office:value-type="float" office:value="0.2316664111" calcext:value-type="float">
            <text:p>0.2316664111</text:p>
          </table:table-cell>
          <table:table-cell office:value-type="float" office:value="0.2445544254" calcext:value-type="float">
            <text:p>0.2445544254</text:p>
          </table:table-cell>
          <table:table-cell office:value-type="float" office:value="0.2300000416" calcext:value-type="float">
            <text:p>0.2300000416</text:p>
          </table:table-cell>
          <table:table-cell table:formula="of:=MAX([.A49:.E49])" office:value-type="float" office:value="0.2445544254" calcext:value-type="float">
            <text:p>0.2445544254</text:p>
          </table:table-cell>
          <table:table-cell table:formula="of:=2+MATCH([.F49];[.A49:.E49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704204888" calcext:value-type="float">
            <text:p>0.1704204888</text:p>
          </table:table-cell>
          <table:table-cell office:value-type="float" office:value="0.0665246168" calcext:value-type="float">
            <text:p>0.0665246168</text:p>
          </table:table-cell>
          <table:table-cell office:value-type="float" office:value="0.3455918912" calcext:value-type="float">
            <text:p>0.3455918912</text:p>
          </table:table-cell>
          <table:table-cell office:value-type="float" office:value="0.360801378" calcext:value-type="float">
            <text:p>0.360801378</text:p>
          </table:table-cell>
          <table:table-cell office:value-type="float" office:value="0.4975060917" calcext:value-type="float">
            <text:p>0.4975060917</text:p>
          </table:table-cell>
          <table:table-cell table:formula="of:=MAX([.A50:.E50])" office:value-type="float" office:value="0.4975060917" calcext:value-type="float">
            <text:p>0.4975060917</text:p>
          </table:table-cell>
          <table:table-cell table:formula="of:=2+MATCH([.F50];[.A50:.E50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70420806" calcext:value-type="float">
            <text:p>0.170420806</text:p>
          </table:table-cell>
          <table:table-cell office:value-type="float" office:value="0.0767628888" calcext:value-type="float">
            <text:p>0.0767628888</text:p>
          </table:table-cell>
          <table:table-cell office:value-type="float" office:value="0.3572518368" calcext:value-type="float">
            <text:p>0.3572518368</text:p>
          </table:table-cell>
          <table:table-cell office:value-type="float" office:value="0.2989473327" calcext:value-type="float">
            <text:p>0.2989473327</text:p>
          </table:table-cell>
          <table:table-cell office:value-type="float" office:value="0.2568639351" calcext:value-type="float">
            <text:p>0.2568639351</text:p>
          </table:table-cell>
          <table:table-cell table:formula="of:=MAX([.A51:.E51])" office:value-type="float" office:value="0.3572518368" calcext:value-type="float">
            <text:p>0.3572518368</text:p>
          </table:table-cell>
          <table:table-cell table:formula="of:=2+MATCH([.F51];[.A51:.E5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327261465692418" calcext:value-type="float">
            <text:p>3.27261465692418E-05</text:p>
          </table:table-cell>
          <table:table-cell office:value-type="float" office:value="0.0000134264950356642" calcext:value-type="float">
            <text:p>1.34264950356642E-05</text:p>
          </table:table-cell>
          <table:table-cell office:value-type="float" office:value="0.0000158785026273582" calcext:value-type="float">
            <text:p>1.58785026273582E-05</text:p>
          </table:table-cell>
          <table:table-cell office:value-type="float" office:value="0.00000775326832510453" calcext:value-type="float">
            <text:p>7.75326832510453E-06</text:p>
          </table:table-cell>
          <table:table-cell office:value-type="float" office:value="0.0000186072757178703" calcext:value-type="float">
            <text:p>1.86072757178703E-05</text:p>
          </table:table-cell>
          <table:table-cell table:formula="of:=MAX([.A52:.E52])" office:value-type="float" office:value="0.0000327261465692418" calcext:value-type="float">
            <text:p>3.27261465692418E-05</text:p>
          </table:table-cell>
          <table:table-cell table:formula="of:=2+MATCH([.F52];[.A52:.E5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288538383279712" calcext:value-type="float">
            <text:p>2.88538383279712E-05</text:p>
          </table:table-cell>
          <table:table-cell office:value-type="float" office:value="0.0000117903307537224" calcext:value-type="float">
            <text:p>1.17903307537224E-05</text:p>
          </table:table-cell>
          <table:table-cell office:value-type="float" office:value="0.0000165515213714487" calcext:value-type="float">
            <text:p>1.65515213714487E-05</text:p>
          </table:table-cell>
          <table:table-cell office:value-type="float" office:value="0.0000154487118941603" calcext:value-type="float">
            <text:p>1.54487118941603E-05</text:p>
          </table:table-cell>
          <table:table-cell office:value-type="float" office:value="0.0000120087708256523" calcext:value-type="float">
            <text:p>1.20087708256523E-05</text:p>
          </table:table-cell>
          <table:table-cell table:formula="of:=MAX([.A53:.E53])" office:value-type="float" office:value="0.0000288538383279712" calcext:value-type="float">
            <text:p>2.88538383279712E-05</text:p>
          </table:table-cell>
          <table:table-cell table:formula="of:=2+MATCH([.F53];[.A53:.E5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0000563116904580395" calcext:value-type="float">
            <text:p>-5.63116904580395E-09</text:p>
          </table:table-cell>
          <table:table-cell office:value-type="float" office:value="-0.0000000991927621461088" calcext:value-type="float">
            <text:p>-9.91927621461088E-08</text:p>
          </table:table-cell>
          <table:table-cell office:value-type="float" office:value="0.0000000511580227635967" calcext:value-type="float">
            <text:p>5.11580227635967E-08</text:p>
          </table:table-cell>
          <table:table-cell office:value-type="float" office:value="0.0000000149332778070504" calcext:value-type="float">
            <text:p>1.49332778070504E-08</text:p>
          </table:table-cell>
          <table:table-cell office:value-type="float" office:value="0.000000044" calcext:value-type="float">
            <text:p>0.000000044</text:p>
          </table:table-cell>
          <table:table-cell table:formula="of:=MAX([.A54:.E54])" office:value-type="float" office:value="0.0000000511580227635967" calcext:value-type="float">
            <text:p>5.11580227635967E-08</text:p>
          </table:table-cell>
          <table:table-cell table:formula="of:=2+MATCH([.F54];[.A54:.E54];0)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4]; 3)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4]; 4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4]; 5)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4]; 6)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4]; 7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percentage-style style:name="N11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6:56:52.956976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0:18:12.541623092</meta:creation-date>
    <dc:date>2018-07-26T17:00:33.602154115</dc:date>
    <meta:editing-duration>PT18M44S</meta:editing-duration>
    <meta:editing-cycles>9</meta:editing-cycles>
    <meta:generator>LibreOffice/5.1.6.2$Linux_X86_64 LibreOffice_project/10m0$Build-2</meta:generator>
    <meta:document-statistic meta:table-count="2" meta:cell-count="766" meta:object-count="0"/>
  </office:meta>
</office:document-meta>
</file>